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6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7">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7">
      <style:graphic-properties draw:fill="solid" draw:fill-color="#729fcf" draw:opacity="100%" draw:stroke="solid" svg:stroke-width="0.02778in" svg:stroke-color="#3465a4" svg:stroke-opacity="100%" style:protect=""/>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0">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draw:fill="solid" draw:fill-color="#729fcf" draw:opacity="100%" draw:stroke="solid" svg:stroke-width="0.02778in" svg:stroke-color="#3465a4" svg:stroke-opacity="100%" style:protect=""/>
    </style:style>
    <style:style style:family="text" style:name="a147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byssinica SIL"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0">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Abyssinica SIL"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draw:fill="solid" draw:fill-color="#729fcf" draw:opacity="100%" draw:stroke="solid" svg:stroke-width="0.02778in" svg:stroke-color="#3465a4" svg:stroke-opacity="100%" style:protect=""/>
    </style:style>
    <style:style style:family="presentation" style:name="a1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9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draw:fill="solid" draw:fill-color="#729fcf" draw:opacity="100%" draw:stroke="solid" svg:stroke-width="0.02778in" svg:stroke-color="#3465a4" svg:stroke-opacity="100%" style:protect=""/>
    </style:style>
    <style:style style:family="presentation"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draw:fill="solid" draw:fill-color="#729fcf" draw:opacity="100%" draw:stroke="solid" svg:stroke-width="0.02778in" svg:stroke-color="#3465a4" svg:stroke-opacity="100%" style:protect=""/>
    </style:style>
    <style:style style:family="graphic" style:name="a141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Abyssinica SIL"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8">
      <style:graphic-properties draw:fill="solid" draw:fill-color="#729fcf" draw:opacity="100%" draw:stroke="solid" svg:stroke-width="0.02778in" svg:stroke-color="#3465a4" svg:stroke-opacity="100%" style:protect=""/>
    </style:style>
    <style:style style:family="presentation" style:name="a1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byssinica SIL"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4">
      <style:graphic-properties draw:fill="solid" draw:fill-color="#729fcf" draw:opacity="100%" draw:stroke="solid" svg:stroke-width="0.02778in" svg:stroke-color="#3465a4" svg:stroke-opacity="100%" style:protect=""/>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04">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1">
      <style:graphic-properties draw:fill="solid" draw:fill-color="#729fcf" draw:opacity="100%" draw:stroke="solid" svg:stroke-width="0.02778in" svg:stroke-color="#3465a4" svg:stroke-opacity="100%" style:protect=""/>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32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1c1c1c" style:text-line-through-type="none" style:text-line-through-style="none" style:text-line-through-width="auto" style:text-line-through-color="font-color" style:text-position="0% 100%" fo:font-family="Abyssinica SI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297" draw:master-page-name="Master2-Layout7-blank-Blank" presentation:presentation-page-layout-name="Master2-PPL7" draw:id="Slide-256">
        <draw:frame draw:id="id196" presentation:style-name="a1300" draw:name="Title 1" svg:x="0.3937in" svg:y="3.54331in" svg:width="10.23622in" svg:height="0.98425in" presentation:class="title" presentation:placeholder="false">
          <draw:text-box>
            <text:p text:style-name="a1299" text:class-names="" text:cond-style-name=""><text:span text:style-name="a1298" text:class-names="">TIME, SPEED AND DISTANCE</text:span></text:p>
          </draw:text-box>
          <svg:title/>
          <svg:desc/>
        </draw:frame>
        <presentation:notes draw:style-name="a1306">
          <draw:frame draw:id="id197" draw:style-name="a1303" draw:name="Slide Number Placeholder 6" svg:x="4.67953in" svg:y="11.10827in" svg:width="3.5878in" svg:height="0.58425in">
            <draw:text-box>
              <text:p text:style-name="a1302" text:class-names="" text:cond-style-name=""><text:span text:style-name="a1301" text:class-names=""><text:page-number style:num-format="1" text:fixed="false"/></text:span></text:p>
            </draw:text-box>
            <svg:title/>
            <svg:desc/>
          </draw:frame>
          <draw:page-thumbnail draw:page-number="1" svg:x="1.21007in" svg:y="0.88889in" svg:width="5.84549in" svg:height="4.38368in" presentation:class="page" draw:id="id198" presentation:style-name="a1304" draw:name="Slide Image Placeholder 1">
            <svg:title/>
            <svg:desc/>
          </draw:page-thumbnail>
          <draw:frame draw:id="id199" presentation:style-name="a1305" draw:name="Notes Placeholder 2" svg:x="0.82677in" svg:y="5.55394in" svg:width="6.61378in" svg:height="5.26142in" presentation:class="notes" presentation:placeholder="true">
            <draw:text-box/>
            <svg:title/>
            <svg:desc/>
          </draw:frame>
        </presentation:notes>
      </draw:page>
      <draw:page draw:name="page2" draw:style-name="a1307" draw:master-page-name="Master1-Layout7-blank-Blank" presentation:presentation-page-layout-name="Master1-PPL7" draw:id="Slide-257">
        <draw:frame draw:id="id200" draw:style-name="a1310" draw:name="Slide Number Placeholder 3" svg:x="0.19685in" svg:y="7.48031in" svg:width="0.59055in" svg:height="0.59055in">
          <draw:text-box>
            <text:p text:style-name="a1309" text:class-names="" text:cond-style-name=""><text:span text:style-name="a1308" text:class-names=""><text:page-number style:num-format="1" text:fixed="false"/></text:span></text:p>
          </draw:text-box>
          <svg:title/>
          <svg:desc/>
        </draw:frame>
        <draw:frame draw:id="id201" presentation:style-name="a1323" draw:name="Text Placeholder 1" svg:x="0.31496in" svg:y="2.3622in" svg:width="10.47244in" svg:height="4.17323in" presentation:class="outline" presentation:placeholder="false">
          <draw:text-box>
            <text:list text:style-name="a1313">
              <text:list-item>
                <text:p text:style-name="a1312" text:class-names="" text:cond-style-name=""><text:span text:style-name="a1311" text:class-names="">1. Speed = Distance/Time</text:span></text:p>
              </text:list-item>
            </text:list>
            <text:list text:style-name="a1316">
              <text:list-item>
                <text:list text:style-name="a1316">
                  <text:list-item>
                    <text:p text:style-name="a1315" text:class-names="" text:cond-style-name=""><text:span text:style-name="a1314" text:class-names="">Speed is directly Proportional to Distance and Inversely proportional to Time.</text:span></text:p>
                  </text:list-item>
                </text:list>
              </text:list-item>
            </text:list>
            <text:list text:style-name="a1319">
              <text:list-item>
                <text:p text:style-name="a1318" text:class-names="" text:cond-style-name=""><text:span text:style-name="a1317" text:class-names="">2. Distance = Speed X Time</text:span></text:p>
              </text:list-item>
            </text:list>
            <text:list text:style-name="a1322">
              <text:list-item>
                <text:p text:style-name="a1321" text:class-names="" text:cond-style-name=""><text:span text:style-name="a1320" text:class-names="">3. Time = Distance / Speed, as the speed increases the time taken will decrease and vice versa.</text:span></text:p>
              </text:list-item>
            </text:list>
          </draw:text-box>
          <svg:title/>
          <svg:desc/>
        </draw:frame>
        <presentation:notes draw:style-name="a1329">
          <draw:frame draw:id="id202" draw:style-name="a1326" draw:name="Slide Number Placeholder 6" svg:x="4.67953in" svg:y="11.10827in" svg:width="3.5878in" svg:height="0.58425in">
            <draw:text-box>
              <text:p text:style-name="a1325" text:class-names="" text:cond-style-name=""><text:span text:style-name="a1324" text:class-names=""><text:page-number style:num-format="1" text:fixed="false"/></text:span></text:p>
            </draw:text-box>
            <svg:title/>
            <svg:desc/>
          </draw:frame>
          <draw:page-thumbnail draw:page-number="2" svg:x="1.21007in" svg:y="0.88889in" svg:width="5.84549in" svg:height="4.38368in" presentation:class="page" draw:id="id203" presentation:style-name="a1327" draw:name="Slide Image Placeholder 1">
            <svg:title/>
            <svg:desc/>
          </draw:page-thumbnail>
          <draw:frame draw:id="id204" presentation:style-name="a1328" draw:name="Notes Placeholder 2" svg:x="0.82677in" svg:y="5.55394in" svg:width="6.61378in" svg:height="5.26142in" presentation:class="notes" presentation:placeholder="true">
            <draw:text-box/>
            <svg:title/>
            <svg:desc/>
          </draw:frame>
        </presentation:notes>
      </draw:page>
      <draw:page draw:name="page3" draw:style-name="a1330" draw:master-page-name="Master1-Layout7-blank-Blank" presentation:presentation-page-layout-name="Master1-PPL7" draw:id="Slide-258">
        <draw:frame draw:id="id205" draw:style-name="a1333" draw:name="Slide Number Placeholder 3" svg:x="0.19685in" svg:y="7.48031in" svg:width="0.59055in" svg:height="0.59055in">
          <draw:text-box>
            <text:p text:style-name="a1332" text:class-names="" text:cond-style-name=""><text:span text:style-name="a1331" text:class-names=""><text:page-number style:num-format="1" text:fixed="false"/></text:span></text:p>
          </draw:text-box>
          <svg:title/>
          <svg:desc/>
        </draw:frame>
        <draw:frame draw:id="id206" presentation:style-name="a1336" draw:name="Title 1" svg:x="0.3937in" svg:y="0.3937in" svg:width="10.23622in" svg:height="0.98425in" presentation:class="title" presentation:placeholder="false">
          <draw:text-box>
            <text:p text:style-name="a1335" text:class-names="" text:cond-style-name=""><text:span text:style-name="a1334" text:class-names="">1. AVERAGE SPEED</text:span></text:p>
          </draw:text-box>
          <svg:title/>
          <svg:desc/>
        </draw:frame>
        <draw:frame draw:id="id207" presentation:style-name="a1361" draw:name="Text Placeholder 2" svg:x="0.23622in" svg:y="1.81102in" svg:width="10.55118in" svg:height="5.47244in" presentation:class="outline" presentation:placeholder="false">
          <draw:text-box>
            <text:list text:style-name="a1339">
              <text:list-item>
                <text:p text:style-name="a1338" text:class-names="" text:cond-style-name=""><text:span text:style-name="a1337" text:class-names="">Average Speed = (Total distance traveled)/(Total time taken)</text:span></text:p>
              </text:list-item>
            </text:list>
            <text:list text:style-name="a1345">
              <text:list-item>
                <text:p text:style-name="a1344" text:class-names="" text:cond-style-name=""><text:span text:style-name="a1340" text:class-names="">Case 1</text:span><text:span text:style-name="a1341" text:class-names=""><text:s text:c="1"/>– When the distance is constant:<text:s text:c="1"/></text:span><text:span text:style-name="a1342" text:class-names="">Average speed = 2xy/x+y</text:span><text:span text:style-name="a1343" text:class-names="">; Where, x and y are the two speeds at which the same distance has been covered.</text:span></text:p>
              </text:list-item>
            </text:list>
            <text:list text:style-name="a1349">
              <text:list-item>
                <text:p text:style-name="a1348" text:class-names="" text:cond-style-name=""><text:span text:style-name="a1346" text:class-names="">Case 2</text:span><text:span text:style-name="a1347" text:class-names=""><text:s text:c="1"/>– When the time taken is constant:</text:span></text:p>
              </text:list-item>
            </text:list>
            <text:list text:style-name="a1353">
              <text:list-item>
                <text:p text:style-name="a1352" text:class-names="" text:cond-style-name=""><text:span text:style-name="a1350" text:class-names="">Average speed = (x+y)/2</text:span><text:span text:style-name="a1351" text:class-names="">; Where, x and y are the two speeds at which we traveled for the same time.</text:span></text:p>
              </text:list-item>
            </text:list>
            <text:list text:style-name="a1356">
              <text:list-item>
                <text:p text:style-name="a1355" text:class-names="" text:cond-style-name=""><text:span text:style-name="a1354" text:class-names=""/></text:p>
              </text:list-item>
            </text:list>
            <text:list text:style-name="a1360">
              <text:list-item>
                <text:p text:style-name="a1359" text:class-names="" text:cond-style-name=""><text:span text:style-name="a1357" text:class-names="">Q.</text:span><text:span text:style-name="a1358" text:class-names=""><text:s text:c="1"/>A person travels from one place to another at 30 km/hr and returns at 120 km/hr. If the total time taken is 5 hours, then find the Distance.</text:span></text:p>
              </text:list-item>
            </text:list>
          </draw:text-box>
          <svg:title/>
          <svg:desc/>
        </draw:frame>
        <presentation:notes draw:style-name="a1367">
          <draw:frame draw:id="id208" draw:style-name="a1364" draw:name="Slide Number Placeholder 6" svg:x="4.67953in" svg:y="11.10827in" svg:width="3.5878in" svg:height="0.58425in">
            <draw:text-box>
              <text:p text:style-name="a1363" text:class-names="" text:cond-style-name=""><text:span text:style-name="a1362" text:class-names=""><text:page-number style:num-format="1" text:fixed="false"/></text:span></text:p>
            </draw:text-box>
            <svg:title/>
            <svg:desc/>
          </draw:frame>
          <draw:page-thumbnail draw:page-number="3" svg:x="1.21007in" svg:y="0.88889in" svg:width="5.84549in" svg:height="4.38368in" presentation:class="page" draw:id="id209" presentation:style-name="a1365" draw:name="Slide Image Placeholder 1">
            <svg:title/>
            <svg:desc/>
          </draw:page-thumbnail>
          <draw:frame draw:id="id210" presentation:style-name="a1366" draw:name="Notes Placeholder 2" svg:x="0.82677in" svg:y="5.55394in" svg:width="6.61378in" svg:height="5.26142in" presentation:class="notes" presentation:placeholder="true">
            <draw:text-box/>
            <svg:title/>
            <svg:desc/>
          </draw:frame>
        </presentation:notes>
      </draw:page>
      <draw:page draw:name="page4" draw:style-name="a1368" draw:master-page-name="Master1-Layout7-blank-Blank" presentation:presentation-page-layout-name="Master1-PPL7" draw:id="Slide-259">
        <draw:frame draw:id="id211" draw:style-name="a1371" draw:name="Slide Number Placeholder 3" svg:x="0.19685in" svg:y="7.48031in" svg:width="0.59055in" svg:height="0.59055in">
          <draw:text-box>
            <text:p text:style-name="a1370" text:class-names="" text:cond-style-name=""><text:span text:style-name="a1369" text:class-names=""><text:page-number style:num-format="1" text:fixed="false"/></text:span></text:p>
          </draw:text-box>
          <svg:title/>
          <svg:desc/>
        </draw:frame>
        <draw:frame draw:id="id212" presentation:style-name="a1374" draw:name="Title 1" svg:x="0.3937in" svg:y="0.3937in" svg:width="10.23622in" svg:height="0.98425in" presentation:class="title" presentation:placeholder="false">
          <draw:text-box>
            <text:p text:style-name="a1373" text:class-names="" text:cond-style-name=""><text:span text:style-name="a1372" text:class-names="">Inverse Proportionality of Speed &amp; Time</text:span></text:p>
          </draw:text-box>
          <svg:title/>
          <svg:desc/>
        </draw:frame>
        <draw:frame draw:id="id213" presentation:style-name="a1402" draw:name="Text Placeholder 2" svg:x="0.19685in" svg:y="1.81102in" svg:width="10.59055in" svg:height="5.51181in" presentation:class="outline" presentation:placeholder="false">
          <draw:text-box>
            <text:list text:style-name="a1383">
              <text:list-item>
                <text:p text:style-name="a1382" text:class-names="" text:cond-style-name=""><text:span text:style-name="a1375" text:class-names="">Speed is inversely proportional to Time when the Distance is constant.<text:s text:c="1"/></text:span><text:span text:style-name="a1376" text:class-names="">S</text:span><text:span text:style-name="a1377" text:class-names=""><text:s text:c="1"/>is inversely proportional to<text:s text:c="1"/></text:span><text:span text:style-name="a1378" text:class-names="">1/T</text:span><text:span text:style-name="a1379" text:class-names=""><text:s text:c="1"/>when<text:s text:c="1"/></text:span><text:span text:style-name="a1380" text:class-names="">D</text:span><text:span text:style-name="a1381" text:class-names=""><text:s text:c="1"/>is constant. If the Speeds are in the ratio m:n then the Time taken will be in the ratio n:m.</text:span></text:p>
              </text:list-item>
            </text:list>
            <text:list text:style-name="a1386">
              <text:list-item>
                <text:p text:style-name="a1385" text:class-names="" text:cond-style-name=""><text:span text:style-name="a1384" text:class-names="">There are two methods to solve questions:</text:span></text:p>
              </text:list-item>
            </text:list>
            <text:list text:style-name="a1389">
              <text:list-item>
                <text:p text:style-name="a1388" text:class-names="" text:cond-style-name=""><text:span text:style-name="a1387" text:class-names="">Using Inverse Proportionality</text:span></text:p>
              </text:list-item>
            </text:list>
            <text:list text:style-name="a1392">
              <text:list-item>
                <text:p text:style-name="a1391" text:class-names="" text:cond-style-name=""><text:span text:style-name="a1390" text:class-names="">Using Constant Product Rule</text:span></text:p>
              </text:list-item>
            </text:list>
            <text:list text:style-name="a1395">
              <text:list-item>
                <text:p text:style-name="a1394" text:class-names="" text:cond-style-name=""><text:span text:style-name="a1393" text:class-names=""/></text:p>
              </text:list-item>
            </text:list>
            <text:list text:style-name="a1398">
              <text:list-item>
                <text:p text:style-name="a1397" text:class-names="" text:cond-style-name=""><text:span text:style-name="a1396" text:class-names="">Q. After traveling 50km, a train meets with an accident and travels at (3/4)th of the usual Speed and reaches 45 min late. Had the accident happened 10km further on it would have reached 35 min late. Find the usual Speed?</text:span></text:p>
              </text:list-item>
            </text:list>
            <text:list text:style-name="a1401">
              <text:list-item>
                <text:p text:style-name="a1400" text:class-names="" text:cond-style-name=""><text:span text:style-name="a1399" text:class-names=""/></text:p>
              </text:list-item>
            </text:list>
          </draw:text-box>
          <svg:title/>
          <svg:desc/>
        </draw:frame>
        <presentation:notes draw:style-name="a1408">
          <draw:frame draw:id="id214" draw:style-name="a1405" draw:name="Slide Number Placeholder 6" svg:x="4.67953in" svg:y="11.10827in" svg:width="3.5878in" svg:height="0.58425in">
            <draw:text-box>
              <text:p text:style-name="a1404" text:class-names="" text:cond-style-name=""><text:span text:style-name="a1403" text:class-names=""><text:page-number style:num-format="1" text:fixed="false"/></text:span></text:p>
            </draw:text-box>
            <svg:title/>
            <svg:desc/>
          </draw:frame>
          <draw:page-thumbnail draw:page-number="4" svg:x="1.21007in" svg:y="0.88889in" svg:width="5.84549in" svg:height="4.38368in" presentation:class="page" draw:id="id215" presentation:style-name="a1406" draw:name="Slide Image Placeholder 1">
            <svg:title/>
            <svg:desc/>
          </draw:page-thumbnail>
          <draw:frame draw:id="id216" presentation:style-name="a1407" draw:name="Notes Placeholder 2" svg:x="0.82677in" svg:y="5.55394in" svg:width="6.61378in" svg:height="5.26142in" presentation:class="notes" presentation:placeholder="true">
            <draw:text-box/>
            <svg:title/>
            <svg:desc/>
          </draw:frame>
        </presentation:notes>
      </draw:page>
      <draw:page draw:name="page5" draw:style-name="a1409" draw:master-page-name="Master1-Layout7-blank-Blank" presentation:presentation-page-layout-name="Master1-PPL7" draw:id="Slide-260">
        <draw:frame draw:id="id217" draw:style-name="a1412" draw:name="Slide Number Placeholder 3" svg:x="0.19685in" svg:y="7.48031in" svg:width="0.59055in" svg:height="0.59055in">
          <draw:text-box>
            <text:p text:style-name="a1411" text:class-names="" text:cond-style-name=""><text:span text:style-name="a1410" text:class-names=""><text:page-number style:num-format="1" text:fixed="false"/></text:span></text:p>
          </draw:text-box>
          <svg:title/>
          <svg:desc/>
        </draw:frame>
        <draw:frame draw:id="id218" presentation:style-name="a1434" draw:name="Text Placeholder 1" svg:x="0.35433in" svg:y="1.81102in" svg:width="10.43307in" svg:height="5.11811in" presentation:class="outline" presentation:placeholder="false">
          <draw:text-box>
            <text:list text:style-name="a1415">
              <text:list-item>
                <text:p text:style-name="a1414" text:class-names="" text:cond-style-name=""><text:span text:style-name="a1413" text:class-names="">If the Speed of the two trains is S1 and S2 respectively and lengths are L1 and L2, then, While moving in the opposite direction</text:span></text:p>
              </text:list-item>
            </text:list>
            <text:list text:style-name="a1418">
              <text:list-item>
                <text:p text:style-name="a1417" text:class-names="" text:cond-style-name=""><text:span text:style-name="a1416" text:class-names="">Relative speed = S1+S2. Time taken = [(L1 + L2)/( S1+S2)]</text:span></text:p>
              </text:list-item>
            </text:list>
            <text:list text:style-name="a1421">
              <text:list-item>
                <text:p text:style-name="a1420" text:class-names="" text:cond-style-name=""><text:span text:style-name="a1419" text:class-names="">If the Speed of the two trains is S1 and S2 respectively and lengths are L1 and L2, then, While moving in the same direction</text:span></text:p>
              </text:list-item>
            </text:list>
            <text:list text:style-name="a1424">
              <text:list-item>
                <text:p text:style-name="a1423" text:class-names="" text:cond-style-name=""><text:span text:style-name="a1422" text:class-names="">Relative speed = S1-S2. Time taken = [(L1 + L2)/( S1-S2)]</text:span></text:p>
              </text:list-item>
            </text:list>
            <text:list text:style-name="a1427">
              <text:list-item>
                <text:p text:style-name="a1426" text:class-names="" text:cond-style-name=""><text:span text:style-name="a1425" text:class-names="">If the train passes an electric pole or a man,</text:span></text:p>
              </text:list-item>
            </text:list>
            <text:list text:style-name="a1430">
              <text:list-item>
                <text:p text:style-name="a1429" text:class-names="" text:cond-style-name=""><text:span text:style-name="a1428" text:class-names="">Speed = Length of the Train / Time</text:span></text:p>
              </text:list-item>
            </text:list>
            <text:list text:style-name="a1433">
              <text:list-item>
                <text:p text:style-name="a1432" text:class-names="" text:cond-style-name=""><text:span text:style-name="a1431" text:class-names="">If two trains of lengths L1 and L2 cross each other at speeds of S1 and S2, respectively, in time t, the equation is given as S1+S2 = (L1+L2)/t.</text:span></text:p>
              </text:list-item>
            </text:list>
          </draw:text-box>
          <svg:title/>
          <svg:desc/>
        </draw:frame>
        <presentation:notes draw:style-name="a1440">
          <draw:frame draw:id="id219" draw:style-name="a1437" draw:name="Slide Number Placeholder 6" svg:x="4.67953in" svg:y="11.10827in" svg:width="3.5878in" svg:height="0.58425in">
            <draw:text-box>
              <text:p text:style-name="a1436" text:class-names="" text:cond-style-name=""><text:span text:style-name="a1435" text:class-names=""><text:page-number style:num-format="1" text:fixed="false"/></text:span></text:p>
            </draw:text-box>
            <svg:title/>
            <svg:desc/>
          </draw:frame>
          <draw:page-thumbnail draw:page-number="5" svg:x="1.21007in" svg:y="0.88889in" svg:width="5.84549in" svg:height="4.38368in" presentation:class="page" draw:id="id220" presentation:style-name="a1438" draw:name="Slide Image Placeholder 1">
            <svg:title/>
            <svg:desc/>
          </draw:page-thumbnail>
          <draw:frame draw:id="id221" presentation:style-name="a1439" draw:name="Notes Placeholder 2" svg:x="0.82677in" svg:y="5.55394in" svg:width="6.61378in" svg:height="5.26142in" presentation:class="notes" presentation:placeholder="true">
            <draw:text-box/>
            <svg:title/>
            <svg:desc/>
          </draw:frame>
        </presentation:notes>
      </draw:page>
      <draw:page draw:name="page6" draw:style-name="a1441" draw:master-page-name="Master1-Layout7-blank-Blank" presentation:presentation-page-layout-name="Master1-PPL7" draw:id="Slide-261">
        <draw:frame draw:id="id222" draw:style-name="a1444" draw:name="Slide Number Placeholder 3" svg:x="0.19685in" svg:y="7.48031in" svg:width="0.59055in" svg:height="0.59055in">
          <draw:text-box>
            <text:p text:style-name="a1443" text:class-names="" text:cond-style-name=""><text:span text:style-name="a1442" text:class-names=""><text:page-number style:num-format="1" text:fixed="false"/></text:span></text:p>
          </draw:text-box>
          <svg:title/>
          <svg:desc/>
        </draw:frame>
        <draw:frame draw:id="id223" presentation:style-name="a1447" draw:name="Title 1" svg:x="0.3937in" svg:y="0.3937in" svg:width="10.23622in" svg:height="0.98425in" presentation:class="title" presentation:placeholder="false">
          <draw:text-box>
            <text:p text:style-name="a1446" text:class-names="" text:cond-style-name=""><text:span text:style-name="a1445" text:class-names="">Meeting Point Questions</text:span></text:p>
          </draw:text-box>
          <svg:title/>
          <svg:desc/>
        </draw:frame>
        <draw:frame draw:id="id224" presentation:style-name="a1457" draw:name="Text Placeholder 2" svg:x="0.15748in" svg:y="1.73228in" svg:width="10.62992in" svg:height="5.55118in" presentation:class="outline" presentation:placeholder="false">
          <draw:text-box>
            <text:list text:style-name="a1450">
              <text:list-item>
                <text:p text:style-name="a1449" text:class-names="" text:cond-style-name=""><text:span text:style-name="a1448" text:class-names="">If two people travel from two points A and B towards each other, and they meet at point P. The total Distance covered by them on the meeting will be AB. The Time taken by both of them to meet will be the same. As the Time is constant, Distances AP and BP will be in the ratio of their Speed. Say that the Distance between A and B is d.</text:span></text:p>
              </text:list-item>
            </text:list>
            <text:list text:style-name="a1453">
              <text:list-item>
                <text:p text:style-name="a1452" text:class-names="" text:cond-style-name=""><text:span text:style-name="a1451" text:class-names="">If two people are walking towards each other from A and B, When they meet for the first Time, they together cover a Distance “d” When they meet for the second Time, they together cover a Distance “3d” When they meet for the third Time, they together cover a Distance of “5d” and so-on.</text:span></text:p>
              </text:list-item>
            </text:list>
            <text:list text:style-name="a1456">
              <text:list-item>
                <text:p text:style-name="a1455" text:class-names="" text:cond-style-name=""><text:span text:style-name="a1454" text:class-names=""/></text:p>
              </text:list-item>
            </text:list>
          </draw:text-box>
          <svg:title/>
          <svg:desc/>
        </draw:frame>
        <presentation:notes draw:style-name="a1463">
          <draw:frame draw:id="id225" draw:style-name="a1460" draw:name="Slide Number Placeholder 6" svg:x="4.67953in" svg:y="11.10827in" svg:width="3.5878in" svg:height="0.58425in">
            <draw:text-box>
              <text:p text:style-name="a1459" text:class-names="" text:cond-style-name=""><text:span text:style-name="a1458" text:class-names=""><text:page-number style:num-format="1" text:fixed="false"/></text:span></text:p>
            </draw:text-box>
            <svg:title/>
            <svg:desc/>
          </draw:frame>
          <draw:page-thumbnail draw:page-number="6" svg:x="1.21007in" svg:y="0.88889in" svg:width="5.84549in" svg:height="4.38368in" presentation:class="page" draw:id="id226" presentation:style-name="a1461" draw:name="Slide Image Placeholder 1">
            <svg:title/>
            <svg:desc/>
          </draw:page-thumbnail>
          <draw:frame draw:id="id227" presentation:style-name="a1462" draw:name="Notes Placeholder 2" svg:x="0.82677in" svg:y="5.55394in" svg:width="6.61378in" svg:height="5.26142in" presentation:class="notes" presentation:placeholder="true">
            <draw:text-box/>
            <svg:title/>
            <svg:desc/>
          </draw:frame>
        </presentation:notes>
      </draw:page>
      <draw:page draw:name="page7" draw:style-name="a1464" draw:master-page-name="Master1-Layout7-blank-Blank" presentation:presentation-page-layout-name="Master1-PPL7" draw:id="Slide-262">
        <draw:frame draw:id="id228" draw:style-name="a1467" draw:name="Slide Number Placeholder 3" svg:x="0.19685in" svg:y="7.48031in" svg:width="0.59055in" svg:height="0.59055in">
          <draw:text-box>
            <text:p text:style-name="a1466" text:class-names="" text:cond-style-name=""><text:span text:style-name="a1465" text:class-names=""><text:page-number style:num-format="1" text:fixed="false"/></text:span></text:p>
          </draw:text-box>
          <svg:title/>
          <svg:desc/>
        </draw:frame>
        <draw:frame draw:id="id229" presentation:style-name="a1486" draw:name="Text Placeholder 1" svg:x="0.23622in" svg:y="1.88976in" svg:width="10.47244in" svg:height="5.3937in" presentation:class="outline" presentation:placeholder="false">
          <draw:text-box>
            <text:list text:style-name="a1471">
              <text:list-item>
                <text:p text:style-name="a1470" text:class-names="" text:cond-style-name=""><text:span text:style-name="a1468" text:class-names="">Q.</text:span><text:span text:style-name="a1469" text:class-names=""><text:s text:c="1"/>Amit and Aman have to travel from Delhi to Jaipur in their respective cars. Amit is driving at 60 kmph while Aman is driving at 90 kmph. Find the Time taken by Aman to reach Jaipur if Amit takes 9 hrs.</text:span></text:p>
              </text:list-item>
            </text:list>
            <text:list text:style-name="a1474">
              <text:list-item>
                <text:p text:style-name="a1473" text:class-names="" text:cond-style-name=""><text:span text:style-name="a1472" text:class-names=""/></text:p>
              </text:list-item>
            </text:list>
            <text:list text:style-name="a1478">
              <text:list-item>
                <text:p text:style-name="a1477" text:class-names="" text:cond-style-name=""><text:span text:style-name="a1475" text:class-names="">Q.</text:span><text:span text:style-name="a1476" text:class-names="">While going to office, Ramesh travels at a speed of 30 kmph and on his way back, he travels at a speed of 45 kmph. What is his average speed of the whole journey?</text:span></text:p>
              </text:list-item>
            </text:list>
            <text:list text:style-name="a1481">
              <text:list-item>
                <text:p text:style-name="a1480" text:class-names="" text:cond-style-name=""><text:span text:style-name="a1479" text:class-names=""/></text:p>
              </text:list-item>
            </text:list>
            <text:list text:style-name="a1485">
              <text:list-item>
                <text:p text:style-name="a1484" text:class-names="" text:cond-style-name=""><text:span text:style-name="a1482" text:class-names="">Q.</text:span><text:span text:style-name="a1483" text:class-names=""><text:s text:c="1"/>Rasid travels at a speed of 20 kmph from point A to point B and returns to point A at a speed of 30 kmph. Find his overall journey’s average speed.... Read more at: https://www.adda247.com/school/time-and-distance-formula/</text:span></text:p>
              </text:list-item>
            </text:list>
          </draw:text-box>
          <svg:title/>
          <svg:desc/>
        </draw:frame>
        <presentation:notes draw:style-name="a1492">
          <draw:frame draw:id="id230" draw:style-name="a1489" draw:name="Slide Number Placeholder 6" svg:x="4.67953in" svg:y="11.10827in" svg:width="3.5878in" svg:height="0.58425in">
            <draw:text-box>
              <text:p text:style-name="a1488" text:class-names="" text:cond-style-name=""><text:span text:style-name="a1487" text:class-names=""><text:page-number style:num-format="1" text:fixed="false"/></text:span></text:p>
            </draw:text-box>
            <svg:title/>
            <svg:desc/>
          </draw:frame>
          <draw:page-thumbnail draw:page-number="7" svg:x="1.21007in" svg:y="0.88889in" svg:width="5.84549in" svg:height="4.38368in" presentation:class="page" draw:id="id231" presentation:style-name="a1490" draw:name="Slide Image Placeholder 1">
            <svg:title/>
            <svg:desc/>
          </draw:page-thumbnail>
          <draw:frame draw:id="id232" presentation:style-name="a1491" draw:name="Notes Placeholder 2" svg:x="0.82677in" svg:y="5.55394in" svg:width="6.61378in" svg:height="5.26142in" presentation:class="notes" presentation:placeholder="true">
            <draw:text-box/>
            <svg:title/>
            <svg:desc/>
          </draw:frame>
        </presentation:notes>
      </draw:page>
      <draw:page draw:name="page8" draw:style-name="a1493" draw:master-page-name="Master1-Layout7-blank-Blank" presentation:presentation-page-layout-name="Master1-PPL7" draw:id="Slide-263">
        <draw:frame draw:id="id233" draw:style-name="a1496" draw:name="Slide Number Placeholder 3" svg:x="0.19685in" svg:y="7.48031in" svg:width="0.59055in" svg:height="0.59055in">
          <draw:text-box>
            <text:p text:style-name="a1495" text:class-names="" text:cond-style-name=""><text:span text:style-name="a1494" text:class-names=""><text:page-number style:num-format="1" text:fixed="false"/></text:span></text:p>
          </draw:text-box>
          <svg:title/>
          <svg:desc/>
        </draw:frame>
        <draw:frame draw:id="id234" presentation:style-name="a1522" draw:name="Text Placeholder 1" svg:x="0.20591in" svg:y="2.15039in" svg:width="10.47244in" svg:height="5.11811in" presentation:class="outline" presentation:placeholder="false">
          <draw:text-box>
            <text:list text:style-name="a1500">
              <text:list-item>
                <text:p text:style-name="a1499" text:class-names="" text:cond-style-name=""><text:span text:style-name="a1497" text:class-names="">Q.</text:span><text:span text:style-name="a1498" text:class-names=""><text:s text:c="1"/>Traveling at 3/4th of the original Speed a train is 10 minutes late. Find the usual Time taken by the train to complete the journey?</text:span></text:p>
              </text:list-item>
            </text:list>
            <text:list text:style-name="a1503">
              <text:list-item>
                <text:p text:style-name="a1502" text:class-names="" text:cond-style-name=""><text:span text:style-name="a1501" text:class-names=""/></text:p>
              </text:list-item>
            </text:list>
            <text:list text:style-name="a1507">
              <text:list-item>
                <text:p text:style-name="a1506" text:class-names="" text:cond-style-name=""><text:span text:style-name="a1504" text:class-names="">Q.<text:s text:c="1"/></text:span><text:span text:style-name="a1505" text:class-names="">Ram can row a boat in still water at 10 kmph. He decides to go boating in a river. To row upstream he takes 2 hours and to row downstream he takes 1 ½ hours. Find the Speed of the river.</text:span></text:p>
              </text:list-item>
            </text:list>
            <text:list text:style-name="a1510">
              <text:list-item>
                <text:p text:style-name="a1509" text:class-names="" text:cond-style-name=""><text:span text:style-name="a1508" text:class-names=""/></text:p>
              </text:list-item>
            </text:list>
            <text:list text:style-name="a1515">
              <text:list-item>
                <text:p text:style-name="a1514" text:class-names="" text:cond-style-name=""><text:span text:style-name="a1511" text:class-names="">Q</text:span><text:span text:style-name="a1512" text:class-names="">.<text:s text:c="1"/></text:span><text:span text:style-name="a1513" text:class-names="">A man decided to cover a distance of 6 km in 84 minutes. He decided to cover two thirds of the distance at 4 km / hr and the remaining at some different speed. Find the speed after the two third distance has been covered.</text:span></text:p>
              </text:list-item>
            </text:list>
            <text:list text:style-name="a1518">
              <text:list-item>
                <text:p text:style-name="a1517" text:class-names="" text:cond-style-name=""><text:span text:style-name="a1516" text:class-names=""/></text:p>
              </text:list-item>
            </text:list>
            <text:list text:style-name="a1521">
              <text:list-item>
                <text:p text:style-name="a1520" text:class-names="" text:cond-style-name=""><text:span text:style-name="a1519" text:class-names=""/></text:p>
              </text:list-item>
            </text:list>
          </draw:text-box>
          <svg:title/>
          <svg:desc/>
        </draw:frame>
        <presentation:notes draw:style-name="a1528">
          <draw:frame draw:id="id235" draw:style-name="a1525" draw:name="Slide Number Placeholder 6" svg:x="4.67953in" svg:y="11.10827in" svg:width="3.5878in" svg:height="0.58425in">
            <draw:text-box>
              <text:p text:style-name="a1524" text:class-names="" text:cond-style-name=""><text:span text:style-name="a1523" text:class-names=""><text:page-number style:num-format="1" text:fixed="false"/></text:span></text:p>
            </draw:text-box>
            <svg:title/>
            <svg:desc/>
          </draw:frame>
          <draw:page-thumbnail draw:page-number="8" svg:x="1.21007in" svg:y="0.88889in" svg:width="5.84549in" svg:height="4.38368in" presentation:class="page" draw:id="id236" presentation:style-name="a1526" draw:name="Slide Image Placeholder 1">
            <svg:title/>
            <svg:desc/>
          </draw:page-thumbnail>
          <draw:frame draw:id="id237" presentation:style-name="a1527"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itle and Content">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Two Content">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Title Only">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Blank">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itle and Vertical Text">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Vertical Title and Text">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le and Content">
      <presentation:placeholder presentation:object="title" svg:x="0.3937in" svg:y="3.64173in" svg:width="10.23622in" svg:height="0.98425in"/>
      <presentation:placeholder presentation:object="object"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Two Content">
      <presentation:placeholder presentation:object="title" svg:x="0.3937in" svg:y="3.64173in" svg:width="10.23622in" svg:height="0.98425in"/>
      <presentation:placeholder presentation:object="object" svg:x="0.59028in" svg:y="5.11806in" svg:width="4.93576in" svg:height="2.75521in"/>
      <presentation:placeholder presentation:object="object" svg:x="5.69271in" svg:y="5.11806in" svg:width="4.9375in" svg:height="2.7552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le Only">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Blank">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le and Vertical Text">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Vertical Title and Text">
      <presentation:placeholder presentation:object="title" svg:x="8.07118in" svg:y="3.64236in" svg:width="2.55903in" svg:height="4.2309in"/>
      <presentation:placeholder presentation:object="outline" svg:x="0.3941in" svg:y="3.64236in" svg:width="7.51042in" svg:height="4.230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draw:fill="none"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draw:fill="none" draw:stroke="non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non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58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draw:fill="none" draw:stroke="non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none"/>
    </style:style>
    <style:style style:family="paragraph" style:name="a40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draw:fill="none" draw:stroke="non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42">
      <style:graphic-properties draw:fill="none"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draw:fill="none" draw:stroke="non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5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0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none"/>
    </style:style>
    <style:style style:family="presentation" style:name="a1215">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123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2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74c3c"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draw:fill="none" draw:stroke="non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50">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1c1c1c" style:text-line-through-type="none" style:text-line-through-style="none" style:text-line-through-width="auto" style:text-line-through-color="font-color" style:text-position="0% 100%" fo:font-family="Noto Sans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90">
      <style:graphic-properties draw:fill="none" draw:stroke="non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Noto Sans Black"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oto Sans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Alizarin" style:page-layout-name="pageLayout1" draw:style-name="a0">
      <draw:custom-shape svg:x="0in" svg:y="0.19685in" svg:width="10.62992in" svg:height="1.37795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 draw:style-name="a12" draw:name="Freeform: Shape 4">
        <svg:title/>
        <svg:desc/>
        <text:p text:style-name="a11" text:class-names="" text:cond-style-name=""><text:span text:style-name="a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 presentation:style-name="a15" draw:name="Title Placeholder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2" draw:name="Text Placeholder 6" svg:x="0.3937in" svg:y="2.16535in" svg:width="10.03937in" svg:height="5.11811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draw:frame draw:id="id6" presentation:style-name="a35" draw:name="Date Placeholder 7" svg:x="8.26772in" svg:y="7.48031in" svg:width="2.55906in" svg:height="0.57047in" presentation:class="date-time" presentation:placeholder="false">
        <draw:text-box>
          <text:p text:style-name="a34" text:class-names="" text:cond-style-name=""><text:span text:style-name="a33" text:class-names=""/></text:p>
        </draw:text-box>
        <svg:title/>
        <svg:desc/>
      </draw:frame>
      <draw:frame draw:id="id7" presentation:style-name="a38" draw:name="Footer Placeholder 8" svg:x="1.1811in" svg:y="7.48031in" svg:width="3.54331in" svg:height="0.59055in" presentation:class="footer" presentation:placeholder="false">
        <draw:text-box>
          <text:p text:style-name="a37" text:class-names="" text:cond-style-name=""><text:span text:style-name="a36" text:class-names=""/></text:p>
        </draw:text-box>
        <svg:title/>
        <svg:desc/>
      </draw:frame>
      <draw:frame draw:id="id8" presentation:style-name="a41" draw:name="Slide Number Placeholder 9" svg:x="0.19685in" svg:y="7.48031in" svg:width="0.59055in" svg:height="0.590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58">
        <draw:page-thumbnail svg:x="1.21063in" svg:y="0.88858in" svg:width="5.84567in" svg:height="4.38425in" presentation:class="page" draw:id="id9" presentation:style-name="a42" draw:name="Slide Image Placeholder 1">
          <svg:title/>
          <svg:desc/>
        </draw:page-thumbnail>
        <draw:frame draw:id="id10" presentation:style-name="a45" draw:name="Notes Placeholder 2" svg:x="0.82677in" svg:y="5.55394in" svg:width="6.61378in" svg:height="5.26142in" presentation:class="notes" presentation:placeholder="false">
          <draw:text-box>
            <text:p text:style-name="a44" text:class-names="" text:cond-style-name=""><text:span text:style-name="a43" text:class-names=""/></text:p>
          </draw:text-box>
          <svg:title/>
          <svg:desc/>
        </draw:frame>
        <draw:frame draw:id="id11" presentation:style-name="a48" draw:name="Header Placeholder 3" svg:x="0in" svg:y="0in" svg:width="3.5878in" svg:height="0.58425in" presentation:class="header" presentation:placeholder="false">
          <draw:text-box>
            <text:p text:style-name="a47" text:class-names="" text:cond-style-name=""><text:span text:style-name="a46" text:class-names=""/></text:p>
          </draw:text-box>
          <svg:title/>
          <svg:desc/>
        </draw:frame>
        <draw:frame draw:id="id12" presentation:style-name="a51" draw:name="Date Placeholder 4" svg:x="4.67953in" svg:y="0in" svg:width="3.5878in" svg:height="0.58425in" presentation:class="date-time" presentation:placeholder="false">
          <draw:text-box>
            <text:p text:style-name="a50" text:class-names="" text:cond-style-name=""><text:span text:style-name="a49" text:class-names=""/></text:p>
          </draw:text-box>
          <svg:title/>
          <svg:desc/>
        </draw:frame>
        <draw:frame draw:id="id13" presentation:style-name="a54" draw:name="Footer Placeholder 5" svg:x="0in" svg:y="11.10827in" svg:width="3.5878in" svg:height="0.58425in" presentation:class="footer" presentation:placeholder="false">
          <draw:text-box>
            <text:p text:style-name="a53" text:class-names="" text:cond-style-name=""><text:span text:style-name="a52" text:class-names=""/></text:p>
          </draw:text-box>
          <svg:title/>
          <svg:desc/>
        </draw:frame>
        <draw:frame draw:id="id14" presentation:style-name="a57" draw:name="Slide Number Placeholder 6" svg:x="4.67953in" svg:y="11.10827in" svg:width="3.5878in" svg:height="0.5842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0in" svg:y="0.19685in" svg:width="10.62992in" svg:height="1.37795in" draw:id="id15" draw:layer="Master1-bg" draw:style-name="a62" draw:name="Freeform: Shape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6" draw:layer="Master1-bg" draw:style-name="a65" draw:name="Freeform: Shape 7">
        <svg:title/>
        <svg:desc/>
        <text:p text:style-name="a64" text:class-names="" text:cond-style-name=""><text:span text:style-name="a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7" draw:layer="Master1-bg" draw:style-name="a68" draw:name="Freeform: Shape 8">
        <svg:title/>
        <svg:desc/>
        <text:p text:style-name="a67" text:class-names="" text:cond-style-name=""><text:span text:style-name="a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8" draw:layer="Master1-bg" draw:style-name="a71" draw:name="Freeform: Shape 9">
        <svg:title/>
        <svg:desc/>
        <text:p text:style-name="a70" text:class-names="" text:cond-style-name=""><text:span text:style-name="a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75" draw:name="Title 1" svg:x="1.37847in" svg:y="1.35243in" svg:width="8.26736in" svg:height="2.87847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0" presentation:style-name="a79" draw:name="Subtitle 2" svg:x="1.37847in" svg:y="4.34201in" svg:width="8.26736in" svg:height="1.99653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21" presentation:style-name="a82" draw:name="Date Placeholder 3" svg:x="8.26772in" svg:y="7.48031in" svg:width="2.55906in" svg:height="0.57047in" presentation:class="date-time" presentation:placeholder="false">
        <draw:text-box>
          <text:p text:style-name="a81" text:class-names="" text:cond-style-name=""><text:span text:style-name="a80" text:class-names=""/></text:p>
        </draw:text-box>
        <svg:title/>
        <svg:desc/>
      </draw:frame>
      <draw:frame draw:id="id22" presentation:style-name="a85" draw:name="Footer Placeholder 4" svg:x="1.1811in" svg:y="7.48031in" svg:width="3.54331in" svg:height="0.59055in" presentation:class="footer" presentation:placeholder="false">
        <draw:text-box>
          <text:p text:style-name="a84" text:class-names="" text:cond-style-name=""><text:span text:style-name="a83" text:class-names=""/></text:p>
        </draw:text-box>
        <svg:title/>
        <svg:desc/>
      </draw:frame>
      <draw:frame draw:id="id23" presentation:style-name="a89" draw:name="Slide Number Placeholder 5" svg:x="0.19685in" svg:y="7.48031in" svg:width="0.59055in" svg:height="0.59055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06">
        <draw:page-thumbnail svg:x="1.21063in" svg:y="0.88858in" svg:width="5.84567in" svg:height="4.38425in" presentation:class="page" draw:id="id9" presentation:style-name="a90" draw:name="Slide Image Placeholder 1">
          <svg:title/>
          <svg:desc/>
        </draw:page-thumbnail>
        <draw:frame draw:id="id10" presentation:style-name="a93" draw:name="Notes Placeholder 2" svg:x="0.82677in" svg:y="5.55394in" svg:width="6.61378in" svg:height="5.26142in" presentation:class="notes" presentation:placeholder="false">
          <draw:text-box>
            <text:p text:style-name="a92" text:class-names="" text:cond-style-name=""><text:span text:style-name="a91" text:class-names=""/></text:p>
          </draw:text-box>
          <svg:title/>
          <svg:desc/>
        </draw:frame>
        <draw:frame draw:id="id11" presentation:style-name="a96" draw:name="Header Placeholder 3" svg:x="0in" svg:y="0in" svg:width="3.5878in" svg:height="0.58425in" presentation:class="header" presentation:placeholder="false">
          <draw:text-box>
            <text:p text:style-name="a95" text:class-names="" text:cond-style-name=""><text:span text:style-name="a94" text:class-names=""/></text:p>
          </draw:text-box>
          <svg:title/>
          <svg:desc/>
        </draw:frame>
        <draw:frame draw:id="id12" presentation:style-name="a99" draw:name="Date Placeholder 4" svg:x="4.67953in" svg:y="0in" svg:width="3.5878in" svg:height="0.58425in" presentation:class="date-time" presentation:placeholder="false">
          <draw:text-box>
            <text:p text:style-name="a98" text:class-names="" text:cond-style-name=""><text:span text:style-name="a97" text:class-names=""/></text:p>
          </draw:text-box>
          <svg:title/>
          <svg:desc/>
        </draw:frame>
        <draw:frame draw:id="id13" presentation:style-name="a102" draw:name="Footer Placeholder 5" svg:x="0in" svg:y="11.10827in" svg:width="3.5878in" svg:height="0.58425in" presentation:class="footer" presentation:placeholder="false">
          <draw:text-box>
            <text:p text:style-name="a101" text:class-names="" text:cond-style-name=""><text:span text:style-name="a100" text:class-names=""/></text:p>
          </draw:text-box>
          <svg:title/>
          <svg:desc/>
        </draw:frame>
        <draw:frame draw:id="id14" presentation:style-name="a105" draw:name="Slide Number Placeholder 6" svg:x="4.67953in" svg:y="11.10827in" svg:width="3.5878in" svg:height="0.5842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custom-shape svg:x="0in" svg:y="0.19685in" svg:width="10.62992in" svg:height="1.37795in" draw:id="id24" draw:layer="Master1-bg" draw:style-name="a110" draw:name="Freeform: Shape 6">
        <svg:title/>
        <svg:desc/>
        <text:p text:style-name="a109" text:class-names="" text:cond-style-name=""><text:span text:style-name="a1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25" draw:layer="Master1-bg" draw:style-name="a113" draw:name="Freeform: Shape 7">
        <svg:title/>
        <svg:desc/>
        <text:p text:style-name="a112" text:class-names="" text:cond-style-name=""><text:span text:style-name="a1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6" draw:layer="Master1-bg" draw:style-name="a116" draw:name="Freeform: Shape 8">
        <svg:title/>
        <svg:desc/>
        <text:p text:style-name="a115" text:class-names="" text:cond-style-name=""><text:span text:style-name="a1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27" draw:layer="Master1-bg" draw:style-name="a119" draw:name="Freeform: Shape 9">
        <svg:title/>
        <svg:desc/>
        <text:p text:style-name="a118" text:class-names="" text:cond-style-name=""><text:span text:style-name="a1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 presentation:style-name="a123" draw:name="Title 1" svg:x="0.3937in" svg:y="0.3937in" svg:width="10.23622in" svg:height="0.984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9" presentation:style-name="a139" draw:name="Content Placeholder 2" svg:x="0.3937in" svg:y="2.16535in" svg:width="10.03937in" svg:height="5.11811in" presentation:class="object" presentation:placeholder="false">
        <draw:text-box>
          <text:p text:style-name="a125" text:class-names="" text:cond-style-name=""><text:span text:style-name="a124" text:class-names="">Click to 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30" presentation:style-name="a142" draw:name="Date Placeholder 3" svg:x="8.26772in" svg:y="7.48031in" svg:width="2.55906in" svg:height="0.57047in" presentation:class="date-time" presentation:placeholder="false">
        <draw:text-box>
          <text:p text:style-name="a141" text:class-names="" text:cond-style-name=""><text:span text:style-name="a140" text:class-names=""/></text:p>
        </draw:text-box>
        <svg:title/>
        <svg:desc/>
      </draw:frame>
      <draw:frame draw:id="id31" presentation:style-name="a145" draw:name="Footer Placeholder 4" svg:x="1.1811in" svg:y="7.48031in" svg:width="3.54331in" svg:height="0.59055in" presentation:class="footer" presentation:placeholder="false">
        <draw:text-box>
          <text:p text:style-name="a144" text:class-names="" text:cond-style-name=""><text:span text:style-name="a143" text:class-names=""/></text:p>
        </draw:text-box>
        <svg:title/>
        <svg:desc/>
      </draw:frame>
      <draw:frame draw:id="id32" presentation:style-name="a149" draw:name="Slide Number Placeholder 5" svg:x="0.19685in" svg:y="7.48031in" svg:width="0.59055in" svg:height="0.59055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9" presentation:style-name="a150" draw:name="Slide Image Placeholder 1">
          <svg:title/>
          <svg:desc/>
        </draw:page-thumbnail>
        <draw:frame draw:id="id10"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11"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12"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3"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4"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custom-shape svg:x="0in" svg:y="0.19685in" svg:width="10.62992in" svg:height="1.37795in" draw:id="id33" draw:layer="Master1-bg" draw:style-name="a170" draw:name="Freeform: Shape 6">
        <svg:title/>
        <svg:desc/>
        <text:p text:style-name="a169" text:class-names="" text:cond-style-name=""><text:span text:style-name="a1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3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35" draw:layer="Master1-bg" draw:style-name="a176" draw:name="Freeform: Shape 8">
        <svg:title/>
        <svg:desc/>
        <text:p text:style-name="a175" text:class-names="" text:cond-style-name=""><text:span text:style-name="a1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6" draw:layer="Master1-bg" draw:style-name="a179" draw:name="Freeform: Shape 9">
        <svg:title/>
        <svg:desc/>
        <text:p text:style-name="a178" text:class-names="" text:cond-style-name=""><text:span text:style-name="a1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7" presentation:style-name="a183" draw:name="Title 1" svg:x="0.75174in" svg:y="2.06076in" svg:width="9.50868in" svg:height="3.43924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38" presentation:style-name="a187" draw:name="Text Placeholder 2" svg:x="0.75174in" svg:y="5.53299in" svg:width="9.50868in" svg:height="1.80729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39" presentation:style-name="a190" draw:name="Date Placeholder 3" svg:x="8.26772in" svg:y="7.48031in" svg:width="2.55906in" svg:height="0.57047in" presentation:class="date-time" presentation:placeholder="false">
        <draw:text-box>
          <text:p text:style-name="a189" text:class-names="" text:cond-style-name=""><text:span text:style-name="a188" text:class-names=""/></text:p>
        </draw:text-box>
        <svg:title/>
        <svg:desc/>
      </draw:frame>
      <draw:frame draw:id="id40" presentation:style-name="a193" draw:name="Footer Placeholder 4" svg:x="1.1811in" svg:y="7.48031in" svg:width="3.54331in" svg:height="0.59055in" presentation:class="footer" presentation:placeholder="false">
        <draw:text-box>
          <text:p text:style-name="a192" text:class-names="" text:cond-style-name=""><text:span text:style-name="a191" text:class-names=""/></text:p>
        </draw:text-box>
        <svg:title/>
        <svg:desc/>
      </draw:frame>
      <draw:frame draw:id="id41" presentation:style-name="a197" draw:name="Slide Number Placeholder 5" svg:x="0.19685in" svg:y="7.48031in" svg:width="0.59055in" svg:height="0.59055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page-layout-name="pageLayout2" draw:style-name="a214">
        <draw:page-thumbnail svg:x="1.21063in" svg:y="0.88858in" svg:width="5.84567in" svg:height="4.38425in" presentation:class="page" draw:id="id9" presentation:style-name="a198" draw:name="Slide Image Placeholder 1">
          <svg:title/>
          <svg:desc/>
        </draw:page-thumbnail>
        <draw:frame draw:id="id10" presentation:style-name="a201" draw:name="Notes Placeholder 2" svg:x="0.82677in" svg:y="5.55394in" svg:width="6.61378in" svg:height="5.26142in" presentation:class="notes" presentation:placeholder="false">
          <draw:text-box>
            <text:p text:style-name="a200" text:class-names="" text:cond-style-name=""><text:span text:style-name="a199" text:class-names=""/></text:p>
          </draw:text-box>
          <svg:title/>
          <svg:desc/>
        </draw:frame>
        <draw:frame draw:id="id11" presentation:style-name="a204" draw:name="Header Placeholder 3" svg:x="0in" svg:y="0in" svg:width="3.5878in" svg:height="0.58425in" presentation:class="header" presentation:placeholder="false">
          <draw:text-box>
            <text:p text:style-name="a203" text:class-names="" text:cond-style-name=""><text:span text:style-name="a202" text:class-names=""/></text:p>
          </draw:text-box>
          <svg:title/>
          <svg:desc/>
        </draw:frame>
        <draw:frame draw:id="id12" presentation:style-name="a207" draw:name="Date Placeholder 4" svg:x="4.67953in" svg:y="0in" svg:width="3.5878in" svg:height="0.58425in" presentation:class="date-time" presentation:placeholder="false">
          <draw:text-box>
            <text:p text:style-name="a206" text:class-names="" text:cond-style-name=""><text:span text:style-name="a205" text:class-names=""/></text:p>
          </draw:text-box>
          <svg:title/>
          <svg:desc/>
        </draw:frame>
        <draw:frame draw:id="id13" presentation:style-name="a210" draw:name="Footer Placeholder 5" svg:x="0in" svg:y="11.10827in" svg:width="3.5878in" svg:height="0.58425in" presentation:class="footer" presentation:placeholder="false">
          <draw:text-box>
            <text:p text:style-name="a209" text:class-names="" text:cond-style-name=""><text:span text:style-name="a208" text:class-names=""/></text:p>
          </draw:text-box>
          <svg:title/>
          <svg:desc/>
        </draw:frame>
        <draw:frame draw:id="id14" presentation:style-name="a213" draw:name="Slide Number Placeholder 6" svg:x="4.67953in" svg:y="11.10827in" svg:width="3.5878in" svg:height="0.5842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custom-shape svg:x="0in" svg:y="0.19685in" svg:width="10.62992in" svg:height="1.37795in" draw:id="id42" draw:layer="Master1-bg" draw:style-name="a218" draw:name="Freeform: Shape 7">
        <svg:title/>
        <svg:desc/>
        <text:p text:style-name="a217" text:class-names="" text:cond-style-name=""><text:span text:style-name="a2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43" draw:layer="Master1-bg" draw:style-name="a221" draw:name="Freeform: Shape 8">
        <svg:title/>
        <svg:desc/>
        <text:p text:style-name="a220" text:class-names="" text:cond-style-name=""><text:span text:style-name="a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44" draw:layer="Master1-bg" draw:style-name="a224" draw:name="Freeform: Shape 9">
        <svg:title/>
        <svg:desc/>
        <text:p text:style-name="a223" text:class-names="" text:cond-style-name=""><text:span text:style-name="a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45" draw:layer="Master1-bg" draw:style-name="a227" draw:name="Freeform: Shape 10">
        <svg:title/>
        <svg:desc/>
        <text:p text:style-name="a226" text:class-names="" text:cond-style-name=""><text:span text:style-name="a2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231" draw:name="Title 1" svg:x="0.3937in" svg:y="0.3937in" svg:width="10.23622in" svg:height="0.984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47" presentation:style-name="a247" draw:name="Content Placeholder 2" svg:x="0.3941in" svg:y="2.16493in" svg:width="4.93576in" svg:height="5.11806in" presentation:class="object" presentation:placeholder="false">
        <draw:text-box>
          <text:p text:style-name="a233" text:class-names="" text:cond-style-name=""><text:span text:style-name="a232" text:class-names="">Click to 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48" presentation:style-name="a263" draw:name="Content Placeholder 3" svg:x="5.49653in" svg:y="2.16493in" svg:width="4.93576in" svg:height="5.11806in" presentation:class="object" presentation:placeholder="false">
        <draw:text-box>
          <text:p text:style-name="a249" text:class-names="" text:cond-style-name=""><text:span text:style-name="a248" text:class-names="">Click to edit Master text styles</text:span></text:p>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49" presentation:style-name="a266" draw:name="Date Placeholder 4" svg:x="8.26772in" svg:y="7.48031in" svg:width="2.55906in" svg:height="0.57047in" presentation:class="date-time" presentation:placeholder="false">
        <draw:text-box>
          <text:p text:style-name="a265" text:class-names="" text:cond-style-name=""><text:span text:style-name="a264" text:class-names=""/></text:p>
        </draw:text-box>
        <svg:title/>
        <svg:desc/>
      </draw:frame>
      <draw:frame draw:id="id50" presentation:style-name="a269" draw:name="Footer Placeholder 5" svg:x="1.1811in" svg:y="7.48031in" svg:width="3.54331in" svg:height="0.59055in" presentation:class="footer" presentation:placeholder="false">
        <draw:text-box>
          <text:p text:style-name="a268" text:class-names="" text:cond-style-name=""><text:span text:style-name="a267" text:class-names=""/></text:p>
        </draw:text-box>
        <svg:title/>
        <svg:desc/>
      </draw:frame>
      <draw:frame draw:id="id51" presentation:style-name="a273" draw:name="Slide Number Placeholder 6" svg:x="0.19685in" svg:y="7.48031in" svg:width="0.59055in" svg:height="0.59055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page-layout-name="pageLayout2" draw:style-name="a290">
        <draw:page-thumbnail svg:x="1.21063in" svg:y="0.88858in" svg:width="5.84567in" svg:height="4.38425in" presentation:class="page" draw:id="id9" presentation:style-name="a274" draw:name="Slide Image Placeholder 1">
          <svg:title/>
          <svg:desc/>
        </draw:page-thumbnail>
        <draw:frame draw:id="id10"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11"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12"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13"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4"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custom-shape svg:x="0in" svg:y="0.19685in" svg:width="10.62992in" svg:height="1.37795in" draw:id="id52" draw:layer="Master1-bg" draw:style-name="a294" draw:name="Freeform: Shape 9">
        <svg:title/>
        <svg:desc/>
        <text:p text:style-name="a293" text:class-names="" text:cond-style-name=""><text:span text:style-name="a2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53" draw:layer="Master1-bg" draw:style-name="a297" draw:name="Freeform: Shape 10">
        <svg:title/>
        <svg:desc/>
        <text:p text:style-name="a296" text:class-names="" text:cond-style-name=""><text:span text:style-name="a2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54" draw:layer="Master1-bg" draw:style-name="a300" draw:name="Freeform: Shape 11">
        <svg:title/>
        <svg:desc/>
        <text:p text:style-name="a299" text:class-names="" text:cond-style-name=""><text:span text:style-name="a2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55" draw:layer="Master1-bg" draw:style-name="a303" draw:name="Freeform: Shape 12">
        <svg:title/>
        <svg:desc/>
        <text:p text:style-name="a302" text:class-names="" text:cond-style-name=""><text:span text:style-name="a3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307" draw:name="Title 1" svg:x="0.75868in" svg:y="0.44097in" svg:width="9.50868in" svg:height="1.5972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57" presentation:style-name="a311" draw:name="Text Placeholder 2" svg:x="0.75868in" svg:y="2.02604in" svg:width="4.66493in" svg:height="0.99306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58" presentation:style-name="a327" draw:name="Content Placeholder 3" svg:x="0.75868in" svg:y="3.0191in" svg:width="4.66493in" svg:height="4.44271in" presentation:class="object" presentation:placeholder="false">
        <draw:text-box>
          <text:p text:style-name="a313" text:class-names="" text:cond-style-name=""><text:span text:style-name="a312" text:class-names="">Click to 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59" presentation:style-name="a331" draw:name="Text Placeholder 4" svg:x="5.5816in" svg:y="2.02604in" svg:width="4.68576in" svg:height="0.99306in" presentation:class="outline" presentation:placeholder="false">
        <draw:text-box>
          <text:list text:style-name="a330">
            <text:list-item>
              <text:p text:style-name="a329" text:class-names="" text:cond-style-name=""><text:span text:style-name="a328" text:class-names="">Click to edit Master text styles</text:span></text:p>
            </text:list-item>
          </text:list>
        </draw:text-box>
        <svg:title/>
        <svg:desc/>
      </draw:frame>
      <draw:frame draw:id="id60" presentation:style-name="a347" draw:name="Content Placeholder 5" svg:x="5.5816in" svg:y="3.0191in" svg:width="4.68576in" svg:height="4.44271in" presentation:class="object" presentation:placeholder="false">
        <draw:text-box>
          <text:p text:style-name="a333" text:class-names="" text:cond-style-name=""><text:span text:style-name="a332" text:class-names="">Click to 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1" presentation:style-name="a350" draw:name="Date Placeholder 6" svg:x="8.26772in" svg:y="7.48031in" svg:width="2.55906in" svg:height="0.57047in" presentation:class="date-time" presentation:placeholder="false">
        <draw:text-box>
          <text:p text:style-name="a349" text:class-names="" text:cond-style-name=""><text:span text:style-name="a348" text:class-names=""/></text:p>
        </draw:text-box>
        <svg:title/>
        <svg:desc/>
      </draw:frame>
      <draw:frame draw:id="id62" presentation:style-name="a353" draw:name="Footer Placeholder 7" svg:x="1.1811in" svg:y="7.48031in" svg:width="3.54331in" svg:height="0.59055in" presentation:class="footer" presentation:placeholder="false">
        <draw:text-box>
          <text:p text:style-name="a352" text:class-names="" text:cond-style-name=""><text:span text:style-name="a351" text:class-names=""/></text:p>
        </draw:text-box>
        <svg:title/>
        <svg:desc/>
      </draw:frame>
      <draw:frame draw:id="id63" presentation:style-name="a357" draw:name="Slide Number Placeholder 8" svg:x="0.19685in" svg:y="7.48031in" svg:width="0.59055in" svg:height="0.59055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9" presentation:style-name="a358" draw:name="Slide Image Placeholder 1">
          <svg:title/>
          <svg:desc/>
        </draw:page-thumbnail>
        <draw:frame draw:id="id10"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11"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12"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3"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4"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custom-shape svg:x="0in" svg:y="0.19685in" svg:width="10.62992in" svg:height="1.37795in" draw:id="id64" draw:layer="Master1-bg" draw:style-name="a378" draw:name="Freeform: Shape 5">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65" draw:layer="Master1-bg" draw:style-name="a381" draw:name="Freeform: Shape 6">
        <svg:title/>
        <svg:desc/>
        <text:p text:style-name="a380" text:class-names="" text:cond-style-name=""><text:span text:style-name="a3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66" draw:layer="Master1-bg" draw:style-name="a384" draw:name="Freeform: Shape 7">
        <svg:title/>
        <svg:desc/>
        <text:p text:style-name="a383" text:class-names="" text:cond-style-name=""><text:span text:style-name="a3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67" draw:layer="Master1-bg" draw:style-name="a387" draw:name="Freeform: Shape 8">
        <svg:title/>
        <svg:desc/>
        <text:p text:style-name="a386" text:class-names="" text:cond-style-name=""><text:span text:style-name="a3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8" presentation:style-name="a391" draw:name="Title 1" svg:x="0.3937in" svg:y="0.3937in" svg:width="10.23622in" svg:height="0.98425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69" presentation:style-name="a394" draw:name="Date Placeholder 2" svg:x="8.26772in" svg:y="7.48031in" svg:width="2.55906in" svg:height="0.57047in" presentation:class="date-time" presentation:placeholder="false">
        <draw:text-box>
          <text:p text:style-name="a393" text:class-names="" text:cond-style-name=""><text:span text:style-name="a392" text:class-names=""/></text:p>
        </draw:text-box>
        <svg:title/>
        <svg:desc/>
      </draw:frame>
      <draw:frame draw:id="id70" presentation:style-name="a397" draw:name="Footer Placeholder 3" svg:x="1.1811in" svg:y="7.48031in" svg:width="3.54331in" svg:height="0.59055in" presentation:class="footer" presentation:placeholder="false">
        <draw:text-box>
          <text:p text:style-name="a396" text:class-names="" text:cond-style-name=""><text:span text:style-name="a395" text:class-names=""/></text:p>
        </draw:text-box>
        <svg:title/>
        <svg:desc/>
      </draw:frame>
      <draw:frame draw:id="id71" presentation:style-name="a401" draw:name="Slide Number Placeholder 4" svg:x="0.19685in" svg:y="7.48031in" svg:width="0.59055in" svg:height="0.59055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presentation:notes style:page-layout-name="pageLayout2" draw:style-name="a418">
        <draw:page-thumbnail svg:x="1.21063in" svg:y="0.88858in" svg:width="5.84567in" svg:height="4.38425in" presentation:class="page" draw:id="id9" presentation:style-name="a402" draw:name="Slide Image Placeholder 1">
          <svg:title/>
          <svg:desc/>
        </draw:page-thumbnail>
        <draw:frame draw:id="id10" presentation:style-name="a405" draw:name="Notes Placeholder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1" presentation:style-name="a408" draw:name="Header Placeholder 3" svg:x="0in" svg:y="0in" svg:width="3.5878in" svg:height="0.58425in" presentation:class="header" presentation:placeholder="false">
          <draw:text-box>
            <text:p text:style-name="a407" text:class-names="" text:cond-style-name=""><text:span text:style-name="a406" text:class-names=""/></text:p>
          </draw:text-box>
          <svg:title/>
          <svg:desc/>
        </draw:frame>
        <draw:frame draw:id="id12" presentation:style-name="a411" draw:name="Date Placeholder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3" presentation:style-name="a414" draw:name="Footer Placeholder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4" presentation:style-name="a417" draw:name="Slide Number Placeholder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custom-shape svg:x="0in" svg:y="0.19685in" svg:width="10.62992in" svg:height="1.37795in" draw:id="id72" draw:layer="Master1-bg" draw:style-name="a422" draw:name="Freeform: Shape 4">
        <svg:title/>
        <svg:desc/>
        <text:p text:style-name="a421" text:class-names="" text:cond-style-name=""><text:span text:style-name="a4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73" draw:layer="Master1-bg" draw:style-name="a425" draw:name="Freeform: Shape 5">
        <svg:title/>
        <svg:desc/>
        <text:p text:style-name="a424" text:class-names="" text:cond-style-name=""><text:span text:style-name="a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74" draw:layer="Master1-bg" draw:style-name="a428" draw:name="Freeform: Shape 6">
        <svg:title/>
        <svg:desc/>
        <text:p text:style-name="a427" text:class-names="" text:cond-style-name=""><text:span text:style-name="a4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75" draw:layer="Master1-bg" draw:style-name="a431" draw:name="Freeform: Shape 7">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434" draw:name="Date Placeholder 1" svg:x="8.26772in" svg:y="7.48031in" svg:width="2.55906in" svg:height="0.57047in" presentation:class="date-time" presentation:placeholder="false">
        <draw:text-box>
          <text:p text:style-name="a433" text:class-names="" text:cond-style-name=""><text:span text:style-name="a432" text:class-names=""/></text:p>
        </draw:text-box>
        <svg:title/>
        <svg:desc/>
      </draw:frame>
      <draw:frame draw:id="id77" presentation:style-name="a437" draw:name="Footer Placeholder 2" svg:x="1.1811in" svg:y="7.48031in" svg:width="3.54331in" svg:height="0.59055in" presentation:class="footer" presentation:placeholder="false">
        <draw:text-box>
          <text:p text:style-name="a436" text:class-names="" text:cond-style-name=""><text:span text:style-name="a435" text:class-names=""/></text:p>
        </draw:text-box>
        <svg:title/>
        <svg:desc/>
      </draw:frame>
      <draw:frame draw:id="id78" presentation:style-name="a441" draw:name="Slide Number Placeholder 3" svg:x="0.19685in" svg:y="7.48031in" svg:width="0.59055in" svg:height="0.59055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58">
        <draw:page-thumbnail svg:x="1.21063in" svg:y="0.88858in" svg:width="5.84567in" svg:height="4.38425in" presentation:class="page" draw:id="id9" presentation:style-name="a442" draw:name="Slide Image Placeholder 1">
          <svg:title/>
          <svg:desc/>
        </draw:page-thumbnail>
        <draw:frame draw:id="id10" presentation:style-name="a445" draw:name="Notes Placeholder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11" presentation:style-name="a448" draw:name="Header Placeholder 3" svg:x="0in" svg:y="0in" svg:width="3.5878in" svg:height="0.58425in" presentation:class="header" presentation:placeholder="false">
          <draw:text-box>
            <text:p text:style-name="a447" text:class-names="" text:cond-style-name=""><text:span text:style-name="a446" text:class-names=""/></text:p>
          </draw:text-box>
          <svg:title/>
          <svg:desc/>
        </draw:frame>
        <draw:frame draw:id="id12" presentation:style-name="a451" draw:name="Date Placeholder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3" presentation:style-name="a454" draw:name="Footer Placeholder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4" presentation:style-name="a457" draw:name="Slide Number Placeholder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8-objTx-Content-with-Caption" style:page-layout-name="pageLayout1" draw:style-name="a459">
      <draw:custom-shape svg:x="0in" svg:y="0.19685in" svg:width="10.62992in" svg:height="1.37795in" draw:id="id79" draw:layer="Master1-bg" draw:style-name="a462" draw:name="Freeform: Shape 7">
        <svg:title/>
        <svg:desc/>
        <text:p text:style-name="a461" text:class-names="" text:cond-style-name=""><text:span text:style-name="a4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80" draw:layer="Master1-bg" draw:style-name="a465" draw:name="Freeform: Shape 8">
        <svg:title/>
        <svg:desc/>
        <text:p text:style-name="a464" text:class-names="" text:cond-style-name=""><text:span text:style-name="a4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81" draw:layer="Master1-bg" draw:style-name="a468" draw:name="Freeform: Shape 9">
        <svg:title/>
        <svg:desc/>
        <text:p text:style-name="a467" text:class-names="" text:cond-style-name=""><text:span text:style-name="a4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82" draw:layer="Master1-bg" draw:style-name="a471" draw:name="Freeform: Shape 10">
        <svg:title/>
        <svg:desc/>
        <text:p text:style-name="a470" text:class-names="" text:cond-style-name=""><text:span text:style-name="a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475" draw:name="Title 1" svg:x="0.75868in" svg:y="0.55035in" svg:width="3.55556in" svg:height="1.93056in" presentation:class="title" presentation:placeholder="false">
        <draw:text-box>
          <text:p text:style-name="a474" text:class-names="" text:cond-style-name=""><text:span text:style-name="a472" text:class-names="">Click to edit Master title style</text:span><text:span text:style-name="a473" text:class-names=""/></text:p>
        </draw:text-box>
        <svg:title/>
        <svg:desc/>
      </draw:frame>
      <draw:frame draw:id="id84" presentation:style-name="a491" draw:name="Content Placeholder 2" svg:x="4.6875in" svg:y="1.19097in" svg:width="5.57986in" svg:height="5.875in" presentation:class="object"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85" presentation:style-name="a495" draw:name="Text Placeholder 3" svg:x="0.75868in" svg:y="2.4809in" svg:width="3.55556in" svg:height="4.59375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86" presentation:style-name="a498" draw:name="Date Placeholder 4" svg:x="8.26772in" svg:y="7.48031in" svg:width="2.55906in" svg:height="0.57047in" presentation:class="date-time" presentation:placeholder="false">
        <draw:text-box>
          <text:p text:style-name="a497" text:class-names="" text:cond-style-name=""><text:span text:style-name="a496" text:class-names=""/></text:p>
        </draw:text-box>
        <svg:title/>
        <svg:desc/>
      </draw:frame>
      <draw:frame draw:id="id87" presentation:style-name="a501" draw:name="Footer Placeholder 5" svg:x="1.1811in" svg:y="7.48031in" svg:width="3.54331in" svg:height="0.59055in" presentation:class="footer" presentation:placeholder="false">
        <draw:text-box>
          <text:p text:style-name="a500" text:class-names="" text:cond-style-name=""><text:span text:style-name="a499" text:class-names=""/></text:p>
        </draw:text-box>
        <svg:title/>
        <svg:desc/>
      </draw:frame>
      <draw:frame draw:id="id88" presentation:style-name="a505" draw:name="Slide Number Placeholder 6" svg:x="0.19685in" svg:y="7.48031in" svg:width="0.59055in" svg:height="0.59055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page-layout-name="pageLayout2" draw:style-name="a522">
        <draw:page-thumbnail svg:x="1.21063in" svg:y="0.88858in" svg:width="5.84567in" svg:height="4.38425in" presentation:class="page" draw:id="id9" presentation:style-name="a506" draw:name="Slide Image Placeholder 1">
          <svg:title/>
          <svg:desc/>
        </draw:page-thumbnail>
        <draw:frame draw:id="id10" presentation:style-name="a509" draw:name="Notes Placeholder 2" svg:x="0.82677in" svg:y="5.55394in" svg:width="6.61378in" svg:height="5.26142in" presentation:class="notes" presentation:placeholder="false">
          <draw:text-box>
            <text:p text:style-name="a508" text:class-names="" text:cond-style-name=""><text:span text:style-name="a507" text:class-names=""/></text:p>
          </draw:text-box>
          <svg:title/>
          <svg:desc/>
        </draw:frame>
        <draw:frame draw:id="id11" presentation:style-name="a512" draw:name="Header Placeholder 3" svg:x="0in" svg:y="0in" svg:width="3.5878in" svg:height="0.58425in" presentation:class="header" presentation:placeholder="false">
          <draw:text-box>
            <text:p text:style-name="a511" text:class-names="" text:cond-style-name=""><text:span text:style-name="a510" text:class-names=""/></text:p>
          </draw:text-box>
          <svg:title/>
          <svg:desc/>
        </draw:frame>
        <draw:frame draw:id="id12" presentation:style-name="a515" draw:name="Date Placeholder 4" svg:x="4.67953in" svg:y="0in" svg:width="3.5878in" svg:height="0.58425in" presentation:class="date-time" presentation:placeholder="false">
          <draw:text-box>
            <text:p text:style-name="a514" text:class-names="" text:cond-style-name=""><text:span text:style-name="a513" text:class-names=""/></text:p>
          </draw:text-box>
          <svg:title/>
          <svg:desc/>
        </draw:frame>
        <draw:frame draw:id="id13" presentation:style-name="a518" draw:name="Footer Placeholder 5" svg:x="0in" svg:y="11.10827in" svg:width="3.5878in" svg:height="0.58425in" presentation:class="footer" presentation:placeholder="false">
          <draw:text-box>
            <text:p text:style-name="a517" text:class-names="" text:cond-style-name=""><text:span text:style-name="a516" text:class-names=""/></text:p>
          </draw:text-box>
          <svg:title/>
          <svg:desc/>
        </draw:frame>
        <draw:frame draw:id="id14" presentation:style-name="a521" draw:name="Slide Number Placeholder 6" svg:x="4.67953in" svg:y="11.10827in" svg:width="3.5878in" svg:height="0.58425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master-page>
    <style:master-page style:name="Master1-Layout9-picTx-Picture-with-Caption" style:page-layout-name="pageLayout1" draw:style-name="a523">
      <draw:custom-shape svg:x="0in" svg:y="0.19685in" svg:width="10.62992in" svg:height="1.37795in" draw:id="id89" draw:layer="Master1-bg" draw:style-name="a526" draw:name="Freeform: Shape 7">
        <svg:title/>
        <svg:desc/>
        <text:p text:style-name="a525" text:class-names="" text:cond-style-name=""><text:span text:style-name="a5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90" draw:layer="Master1-bg" draw:style-name="a529" draw:name="Freeform: Shape 8">
        <svg:title/>
        <svg:desc/>
        <text:p text:style-name="a528" text:class-names="" text:cond-style-name=""><text:span text:style-name="a5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91" draw:layer="Master1-bg" draw:style-name="a532" draw:name="Freeform: Shape 9">
        <svg:title/>
        <svg:desc/>
        <text:p text:style-name="a531" text:class-names="" text:cond-style-name=""><text:span text:style-name="a5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92" draw:layer="Master1-bg" draw:style-name="a535" draw:name="Freeform: Shape 10">
        <svg:title/>
        <svg:desc/>
        <text:p text:style-name="a534" text:class-names="" text:cond-style-name=""><text:span text:style-name="a5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presentation:style-name="a539" draw:name="Title 1" svg:x="0.75868in" svg:y="0.55035in" svg:width="3.55556in" svg:height="1.93056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94" presentation:style-name="a542" draw:name="Picture Placeholder 2" svg:x="4.6875in" svg:y="1.19097in" svg:width="5.57986in" svg:height="5.875in" presentation:class="graphic" presentation:placeholder="false">
        <draw:text-box>
          <text:p text:style-name="a541" text:class-names="" text:cond-style-name=""><text:span text:style-name="a540" text:class-names=""/></text:p>
        </draw:text-box>
        <svg:title/>
        <svg:desc/>
      </draw:frame>
      <draw:frame draw:id="id95" presentation:style-name="a546" draw:name="Text Placeholder 3" svg:x="0.75868in" svg:y="2.4809in" svg:width="3.55556in" svg:height="4.59375in" presentation:class="outline" presentation:placeholder="false">
        <draw:text-box>
          <text:list text:style-name="a545">
            <text:list-item>
              <text:p text:style-name="a544" text:class-names="" text:cond-style-name=""><text:span text:style-name="a543" text:class-names="">Click to edit Master text styles</text:span></text:p>
            </text:list-item>
          </text:list>
        </draw:text-box>
        <svg:title/>
        <svg:desc/>
      </draw:frame>
      <draw:frame draw:id="id96" presentation:style-name="a549" draw:name="Date Placeholder 4" svg:x="8.26772in" svg:y="7.48031in" svg:width="2.55906in" svg:height="0.57047in" presentation:class="date-time" presentation:placeholder="false">
        <draw:text-box>
          <text:p text:style-name="a548" text:class-names="" text:cond-style-name=""><text:span text:style-name="a547" text:class-names=""/></text:p>
        </draw:text-box>
        <svg:title/>
        <svg:desc/>
      </draw:frame>
      <draw:frame draw:id="id97" presentation:style-name="a552" draw:name="Footer Placeholder 5" svg:x="1.1811in" svg:y="7.48031in" svg:width="3.54331in" svg:height="0.59055in" presentation:class="footer" presentation:placeholder="false">
        <draw:text-box>
          <text:p text:style-name="a551" text:class-names="" text:cond-style-name=""><text:span text:style-name="a550" text:class-names=""/></text:p>
        </draw:text-box>
        <svg:title/>
        <svg:desc/>
      </draw:frame>
      <draw:frame draw:id="id98" presentation:style-name="a556" draw:name="Slide Number Placeholder 6" svg:x="0.19685in" svg:y="7.48031in" svg:width="0.59055in" svg:height="0.59055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page-layout-name="pageLayout2" draw:style-name="a573">
        <draw:page-thumbnail svg:x="1.21063in" svg:y="0.88858in" svg:width="5.84567in" svg:height="4.38425in" presentation:class="page" draw:id="id9" presentation:style-name="a557" draw:name="Slide Image Placeholder 1">
          <svg:title/>
          <svg:desc/>
        </draw:page-thumbnail>
        <draw:frame draw:id="id10"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1"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2"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3"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4"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le-and-Vertical-Text" style:page-layout-name="pageLayout1" draw:style-name="a574">
      <draw:custom-shape svg:x="0in" svg:y="0.19685in" svg:width="10.62992in" svg:height="1.37795in" draw:id="id99"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0"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01"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02" draw:layer="Master1-bg" draw:style-name="a586" draw:name="Freeform: Shape 9">
        <svg:title/>
        <svg:desc/>
        <text:p text:style-name="a585" text:class-names="" text:cond-style-name=""><text:span text:style-name="a5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590" draw:name="Title 1" svg:x="0.3937in" svg:y="0.3937in" svg:width="10.23622in" svg:height="0.98425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4" presentation:style-name="a607" draw:name="Vertical Text Placeholder 2" svg:x="0.3937in" svg:y="2.16535in" svg:width="10.03937in" svg:height="5.11811in" presentation:class="outline" presentation:placeholder="false">
        <draw:text-box>
          <text:list text:style-name="a593">
            <text:list-item>
              <text:p text:style-name="a592" text:class-names="" text:cond-style-name=""><text:span text:style-name="a591" text:class-names="">Click to 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5" presentation:style-name="a610" draw:name="Date Placeholder 3" svg:x="8.26772in" svg:y="7.48031in" svg:width="2.55906in" svg:height="0.57047in" presentation:class="date-time" presentation:placeholder="false">
        <draw:text-box>
          <text:p text:style-name="a609" text:class-names="" text:cond-style-name=""><text:span text:style-name="a608" text:class-names=""/></text:p>
        </draw:text-box>
        <svg:title/>
        <svg:desc/>
      </draw:frame>
      <draw:frame draw:id="id106" presentation:style-name="a613" draw:name="Footer Placeholder 4" svg:x="1.1811in" svg:y="7.48031in" svg:width="3.54331in" svg:height="0.59055in" presentation:class="footer" presentation:placeholder="false">
        <draw:text-box>
          <text:p text:style-name="a612" text:class-names="" text:cond-style-name=""><text:span text:style-name="a611" text:class-names=""/></text:p>
        </draw:text-box>
        <svg:title/>
        <svg:desc/>
      </draw:frame>
      <draw:frame draw:id="id107" presentation:style-name="a617" draw:name="Slide Number Placeholder 5" svg:x="0.19685in" svg:y="7.48031in" svg:width="0.59055in" svg:height="0.59055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page-layout-name="pageLayout2" draw:style-name="a634">
        <draw:page-thumbnail svg:x="1.21063in" svg:y="0.88858in" svg:width="5.84567in" svg:height="4.38425in" presentation:class="page" draw:id="id9" presentation:style-name="a618" draw:name="Slide Image Placeholder 1">
          <svg:title/>
          <svg:desc/>
        </draw:page-thumbnail>
        <draw:frame draw:id="id10" presentation:style-name="a621" draw:name="Notes Placeholder 2" svg:x="0.82677in" svg:y="5.55394in" svg:width="6.61378in" svg:height="5.26142in" presentation:class="notes" presentation:placeholder="false">
          <draw:text-box>
            <text:p text:style-name="a620" text:class-names="" text:cond-style-name=""><text:span text:style-name="a619" text:class-names=""/></text:p>
          </draw:text-box>
          <svg:title/>
          <svg:desc/>
        </draw:frame>
        <draw:frame draw:id="id11" presentation:style-name="a624" draw:name="Header Placeholder 3" svg:x="0in" svg:y="0in" svg:width="3.5878in" svg:height="0.58425in" presentation:class="header" presentation:placeholder="false">
          <draw:text-box>
            <text:p text:style-name="a623" text:class-names="" text:cond-style-name=""><text:span text:style-name="a622" text:class-names=""/></text:p>
          </draw:text-box>
          <svg:title/>
          <svg:desc/>
        </draw:frame>
        <draw:frame draw:id="id12" presentation:style-name="a627" draw:name="Date Placeholder 4" svg:x="4.67953in" svg:y="0in" svg:width="3.5878in" svg:height="0.58425in" presentation:class="date-time" presentation:placeholder="false">
          <draw:text-box>
            <text:p text:style-name="a626" text:class-names="" text:cond-style-name=""><text:span text:style-name="a625" text:class-names=""/></text:p>
          </draw:text-box>
          <svg:title/>
          <svg:desc/>
        </draw:frame>
        <draw:frame draw:id="id13" presentation:style-name="a630" draw:name="Footer Placeholder 5" svg:x="0in" svg:y="11.10827in" svg:width="3.5878in" svg:height="0.58425in" presentation:class="footer" presentation:placeholder="false">
          <draw:text-box>
            <text:p text:style-name="a629" text:class-names="" text:cond-style-name=""><text:span text:style-name="a628" text:class-names=""/></text:p>
          </draw:text-box>
          <svg:title/>
          <svg:desc/>
        </draw:frame>
        <draw:frame draw:id="id14" presentation:style-name="a633" draw:name="Slide Number Placeholder 6" svg:x="4.67953in" svg:y="11.10827in" svg:width="3.5878in" svg:height="0.5842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custom-shape svg:x="0in" svg:y="0.19685in" svg:width="10.62992in" svg:height="1.37795in" draw:id="id108" draw:layer="Master1-bg" draw:style-name="a638" draw:name="Freeform: Shape 6">
        <svg:title/>
        <svg:desc/>
        <text:p text:style-name="a637" text:class-names="" text:cond-style-name=""><text:span text:style-name="a6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9" draw:layer="Master1-bg" draw:style-name="a641" draw:name="Freeform: Shape 7">
        <svg:title/>
        <svg:desc/>
        <text:p text:style-name="a640" text:class-names="" text:cond-style-name=""><text:span text:style-name="a6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10" draw:layer="Master1-bg" draw:style-name="a644" draw:name="Freeform: Shape 8">
        <svg:title/>
        <svg:desc/>
        <text:p text:style-name="a643" text:class-names="" text:cond-style-name=""><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11" draw:layer="Master1-bg" draw:style-name="a647" draw:name="Freeform: Shape 9">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651" draw:name="Vertical Title 1" svg:x="8.07118in" svg:y="0.3941in" svg:width="2.55903in" svg:height="6.88889in" presentation:class="title" presentation:placeholder="false">
        <draw:text-box>
          <text:p text:style-name="a650" text:class-names="" text:cond-style-name=""><text:span text:style-name="a648" text:class-names="">Click to edit Master title style</text:span><text:span text:style-name="a649" text:class-names=""/></text:p>
        </draw:text-box>
        <svg:title/>
        <svg:desc/>
      </draw:frame>
      <draw:frame draw:id="id113" presentation:style-name="a668" draw:name="Vertical Text Placeholder 2" svg:x="0.3941in" svg:y="0.3941in" svg:width="7.51042in" svg:height="6.88889in" presentation:class="outline" presentation:placeholder="false">
        <draw:text-box>
          <text:list text:style-name="a654">
            <text:list-item>
              <text:p text:style-name="a653" text:class-names="" text:cond-style-name=""><text:span text:style-name="a652" text:class-names="">Click to 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14" presentation:style-name="a671" draw:name="Date Placeholder 3" svg:x="8.26772in" svg:y="7.48031in" svg:width="2.55906in" svg:height="0.57047in" presentation:class="date-time" presentation:placeholder="false">
        <draw:text-box>
          <text:p text:style-name="a670" text:class-names="" text:cond-style-name=""><text:span text:style-name="a669" text:class-names=""/></text:p>
        </draw:text-box>
        <svg:title/>
        <svg:desc/>
      </draw:frame>
      <draw:frame draw:id="id115" presentation:style-name="a674" draw:name="Footer Placeholder 4"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16" presentation:style-name="a678" draw:name="Slide Number Placeholder 5" svg:x="0.19685in" svg:y="7.48031in" svg:width="0.59055in" svg:height="0.590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page-layout-name="pageLayout2" draw:style-name="a695">
        <draw:page-thumbnail svg:x="1.21063in" svg:y="0.88858in" svg:width="5.84567in" svg:height="4.38425in" presentation:class="page" draw:id="id9" presentation:style-name="a679" draw:name="Slide Image Placeholder 1">
          <svg:title/>
          <svg:desc/>
        </draw:page-thumbnail>
        <draw:frame draw:id="id10" presentation:style-name="a682" draw:name="Notes Placeholder 2" svg:x="0.82677in" svg:y="5.55394in" svg:width="6.61378in" svg:height="5.26142in" presentation:class="notes" presentation:placeholder="false">
          <draw:text-box>
            <text:p text:style-name="a681" text:class-names="" text:cond-style-name=""><text:span text:style-name="a680" text:class-names=""/></text:p>
          </draw:text-box>
          <svg:title/>
          <svg:desc/>
        </draw:frame>
        <draw:frame draw:id="id11" presentation:style-name="a685" draw:name="Header Placeholder 3" svg:x="0in" svg:y="0in" svg:width="3.5878in" svg:height="0.58425in" presentation:class="header" presentation:placeholder="false">
          <draw:text-box>
            <text:p text:style-name="a684" text:class-names="" text:cond-style-name=""><text:span text:style-name="a683" text:class-names=""/></text:p>
          </draw:text-box>
          <svg:title/>
          <svg:desc/>
        </draw:frame>
        <draw:frame draw:id="id12" presentation:style-name="a688" draw:name="Date Placeholder 4" svg:x="4.67953in" svg:y="0in" svg:width="3.5878in" svg:height="0.58425in" presentation:class="date-time" presentation:placeholder="false">
          <draw:text-box>
            <text:p text:style-name="a687" text:class-names="" text:cond-style-name=""><text:span text:style-name="a686" text:class-names=""/></text:p>
          </draw:text-box>
          <svg:title/>
          <svg:desc/>
        </draw:frame>
        <draw:frame draw:id="id13" presentation:style-name="a691" draw:name="Footer Placeholder 5" svg:x="0in" svg:y="11.10827in" svg:width="3.5878in" svg:height="0.58425in" presentation:class="footer" presentation:placeholder="false">
          <draw:text-box>
            <text:p text:style-name="a690" text:class-names="" text:cond-style-name=""><text:span text:style-name="a689" text:class-names=""/></text:p>
          </draw:text-box>
          <svg:title/>
          <svg:desc/>
        </draw:frame>
        <draw:frame draw:id="id14" presentation:style-name="a694" draw:name="Slide Number Placeholder 6" svg:x="4.67953in" svg:y="11.10827in" svg:width="3.5878in" svg:height="0.58425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2-Alizarin0" style:page-layout-name="pageLayout1" draw:style-name="a696">
      <draw:custom-shape svg:x="0in" svg:y="3.44488in" svg:width="10.62992in" svg:height="1.37795in" draw:id="id117" draw:style-name="a699" draw:name="Freeform: Shape 1">
        <svg:title/>
        <svg:desc/>
        <text:p text:style-name="a698" text:class-names="" text:cond-style-name=""><text:span text:style-name="a6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02" draw:name="Title Placeholder 2" svg:x="0.3937in" svg:y="3.64173in" svg:width="10.23622in" svg:height="0.98425in" presentation:class="title" presentation:placeholder="false">
        <draw:text-box>
          <text:p text:style-name="a701" text:class-names="" text:cond-style-name=""><text:span text:style-name="a700" text:class-names=""/></text:p>
        </draw:text-box>
        <svg:title/>
        <svg:desc/>
      </draw:frame>
      <draw:frame draw:id="id119" presentation:style-name="a719" draw:name="Text Placeholder 3" svg:x="0.59055in" svg:y="5.11811in" svg:width="10.03937in" svg:height="2.75591in" presentation:class="outline" presentation:placeholder="false">
        <draw:text-box>
          <text:list text:style-name="a705">
            <text:list-item>
              <text:p text:style-name="a704" text:class-names="" text:cond-style-name=""><text:span text:style-name="a703" text:class-names="">Click to 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Fifth level</text:span><text:span text:style-name="a716" text:class-names=""/></text:p>
                            </text:list-item>
                          </text:list>
                        </text:list-item>
                      </text:list>
                    </text:list-item>
                  </text:list>
                </text:list-item>
              </text:list>
            </text:list-item>
          </text:list>
        </draw:text-box>
        <svg:title/>
        <svg:desc/>
      </draw:frame>
      <draw:frame draw:id="id120" presentation:style-name="a722" draw:name="Date Placeholder 4" svg:x="8.26772in" svg:y="7.48031in" svg:width="2.55906in" svg:height="0.59055in" presentation:class="date-time" presentation:placeholder="false">
        <draw:text-box>
          <text:p text:style-name="a721" text:class-names="" text:cond-style-name=""><text:span text:style-name="a720" text:class-names=""/></text:p>
        </draw:text-box>
        <svg:title/>
        <svg:desc/>
      </draw:frame>
      <draw:frame draw:id="id121" presentation:style-name="a725" draw:name="Footer Placeholder 5" svg:x="1.1811in" svg:y="7.48031in" svg:width="3.54331in" svg:height="0.59055in" presentation:class="footer" presentation:placeholder="false">
        <draw:text-box>
          <text:p text:style-name="a724" text:class-names="" text:cond-style-name=""><text:span text:style-name="a723" text:class-names=""/></text:p>
        </draw:text-box>
        <svg:title/>
        <svg:desc/>
      </draw:frame>
      <draw:frame draw:id="id122" presentation:style-name="a728" draw:name="Slide Number Placeholder 6" svg:x="0.19685in" svg:y="7.48031in" svg:width="0.59055in" svg:height="0.59055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21063in" svg:y="0.88858in" svg:width="5.84567in" svg:height="4.38425in" presentation:class="page" draw:id="id9" presentation:style-name="a729" draw:name="Slide Image Placeholder 1">
          <svg:title/>
          <svg:desc/>
        </draw:page-thumbnail>
        <draw:frame draw:id="id10" presentation:style-name="a732" draw:name="Notes Placeholder 2" svg:x="0.82677in" svg:y="5.55394in" svg:width="6.61378in" svg:height="5.26142in" presentation:class="notes" presentation:placeholder="false">
          <draw:text-box>
            <text:p text:style-name="a731" text:class-names="" text:cond-style-name=""><text:span text:style-name="a730" text:class-names=""/></text:p>
          </draw:text-box>
          <svg:title/>
          <svg:desc/>
        </draw:frame>
        <draw:frame draw:id="id11" presentation:style-name="a735" draw:name="Header Placeholder 3" svg:x="0in" svg:y="0in" svg:width="3.5878in" svg:height="0.58425in" presentation:class="header" presentation:placeholder="false">
          <draw:text-box>
            <text:p text:style-name="a734" text:class-names="" text:cond-style-name=""><text:span text:style-name="a733" text:class-names=""/></text:p>
          </draw:text-box>
          <svg:title/>
          <svg:desc/>
        </draw:frame>
        <draw:frame draw:id="id12" presentation:style-name="a738" draw:name="Date Placeholder 4" svg:x="4.67953in" svg:y="0in" svg:width="3.5878in" svg:height="0.58425in" presentation:class="date-time" presentation:placeholder="false">
          <draw:text-box>
            <text:p text:style-name="a737" text:class-names="" text:cond-style-name=""><text:span text:style-name="a736" text:class-names=""/></text:p>
          </draw:text-box>
          <svg:title/>
          <svg:desc/>
        </draw:frame>
        <draw:frame draw:id="id13" presentation:style-name="a741" draw:name="Footer Placeholder 5" svg:x="0in" svg:y="11.10827in" svg:width="3.5878in" svg:height="0.58425in" presentation:class="footer" presentation:placeholder="false">
          <draw:text-box>
            <text:p text:style-name="a740" text:class-names="" text:cond-style-name=""><text:span text:style-name="a739" text:class-names=""/></text:p>
          </draw:text-box>
          <svg:title/>
          <svg:desc/>
        </draw:frame>
        <draw:frame draw:id="id14" presentation:style-name="a744" draw:name="Slide Number Placeholder 6" svg:x="4.67953in" svg:y="11.10827in" svg:width="3.5878in" svg:height="0.58425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1-title-Title-Slide" style:page-layout-name="pageLayout1" draw:style-name="a746">
      <draw:custom-shape svg:x="0in" svg:y="3.44488in" svg:width="10.62992in" svg:height="1.37795in" draw:id="id123" draw:layer="Master2-bg" draw:style-name="a749" draw:name="Freeform: Shape 6">
        <svg:title/>
        <svg:desc/>
        <text:p text:style-name="a748" text:class-names="" text:cond-style-name=""><text:span text:style-name="a7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753" draw:name="Title 1" svg:x="1.37847in" svg:y="1.35243in" svg:width="8.26736in" svg:height="2.87847in" presentation:class="title" presentation:placeholder="false">
        <draw:text-box>
          <text:p text:style-name="a752" text:class-names="" text:cond-style-name=""><text:span text:style-name="a750" text:class-names="">Click to edit Master title style</text:span><text:span text:style-name="a751" text:class-names=""/></text:p>
        </draw:text-box>
        <svg:title/>
        <svg:desc/>
      </draw:frame>
      <draw:frame draw:id="id125" presentation:style-name="a757" draw:name="Subtitle 2" svg:x="1.37847in" svg:y="4.34201in" svg:width="8.26736in" svg:height="1.99653in" presentation:class="subtitle" presentation:placeholder="false">
        <draw:text-box>
          <text:p text:style-name="a756" text:class-names="" text:cond-style-name=""><text:span text:style-name="a754" text:class-names="">Click to edit Master subtitle style</text:span><text:span text:style-name="a755" text:class-names=""/></text:p>
        </draw:text-box>
        <svg:title/>
        <svg:desc/>
      </draw:frame>
      <draw:frame draw:id="id126" presentation:style-name="a760" draw:name="Date Placeholder 3" svg:x="8.26772in" svg:y="7.48031in" svg:width="2.55906in" svg:height="0.59055in" presentation:class="date-time" presentation:placeholder="false">
        <draw:text-box>
          <text:p text:style-name="a759" text:class-names="" text:cond-style-name=""><text:span text:style-name="a758" text:class-names=""/></text:p>
        </draw:text-box>
        <svg:title/>
        <svg:desc/>
      </draw:frame>
      <draw:frame draw:id="id127" presentation:style-name="a763" draw:name="Footer Placeholder 4" svg:x="1.1811in" svg:y="7.48031in" svg:width="3.54331in" svg:height="0.59055in" presentation:class="footer" presentation:placeholder="false">
        <draw:text-box>
          <text:p text:style-name="a762" text:class-names="" text:cond-style-name=""><text:span text:style-name="a761" text:class-names=""/></text:p>
        </draw:text-box>
        <svg:title/>
        <svg:desc/>
      </draw:frame>
      <draw:frame draw:id="id128" presentation:style-name="a767" draw:name="Slide Number Placeholder 5" svg:x="0.19685in" svg:y="7.48031in" svg:width="0.59055in" svg:height="0.59055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page-layout-name="pageLayout2" draw:style-name="a784">
        <draw:page-thumbnail svg:x="1.21063in" svg:y="0.88858in" svg:width="5.84567in" svg:height="4.38425in" presentation:class="page" draw:id="id9" presentation:style-name="a768" draw:name="Slide Image Placeholder 1">
          <svg:title/>
          <svg:desc/>
        </draw:page-thumbnail>
        <draw:frame draw:id="id10"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11"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12"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3"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4"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2-obj-Title-and-Content" style:page-layout-name="pageLayout1" draw:style-name="a785">
      <draw:custom-shape svg:x="0in" svg:y="3.44488in" svg:width="10.62992in" svg:height="1.37795in" draw:id="id129" draw:layer="Master2-bg" draw:style-name="a788" draw:name="Freeform: Shape 6">
        <svg:title/>
        <svg:desc/>
        <text:p text:style-name="a787" text:class-names="" text:cond-style-name=""><text:span text:style-name="a7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792" draw:name="Title 1" svg:x="0.3937in" svg:y="3.64173in" svg:width="10.23622in" svg:height="0.98425in" presentation:class="title" presentation:placeholder="false">
        <draw:text-box>
          <text:p text:style-name="a791" text:class-names="" text:cond-style-name=""><text:span text:style-name="a789" text:class-names="">Click to edit Master title style</text:span><text:span text:style-name="a790" text:class-names=""/></text:p>
        </draw:text-box>
        <svg:title/>
        <svg:desc/>
      </draw:frame>
      <draw:frame draw:id="id131" presentation:style-name="a808" draw:name="Content Placeholder 2" svg:x="0.59055in" svg:y="5.11811in" svg:width="10.03937in" svg:height="2.75591in" presentation:class="object" presentation:placeholder="false">
        <draw:text-box>
          <text:p text:style-name="a794" text:class-names="" text:cond-style-name=""><text:span text:style-name="a793" text:class-names="">Click to edit Master text styles</text:span></text:p>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draw:frame draw:id="id132" presentation:style-name="a811" draw:name="Date Placeholder 3" svg:x="8.26772in" svg:y="7.48031in" svg:width="2.55906in" svg:height="0.59055in" presentation:class="date-time" presentation:placeholder="false">
        <draw:text-box>
          <text:p text:style-name="a810" text:class-names="" text:cond-style-name=""><text:span text:style-name="a809" text:class-names=""/></text:p>
        </draw:text-box>
        <svg:title/>
        <svg:desc/>
      </draw:frame>
      <draw:frame draw:id="id133" presentation:style-name="a814" draw:name="Footer Placeholder 4" svg:x="1.1811in" svg:y="7.48031in" svg:width="3.54331in" svg:height="0.59055in" presentation:class="footer" presentation:placeholder="false">
        <draw:text-box>
          <text:p text:style-name="a813" text:class-names="" text:cond-style-name=""><text:span text:style-name="a812" text:class-names=""/></text:p>
        </draw:text-box>
        <svg:title/>
        <svg:desc/>
      </draw:frame>
      <draw:frame draw:id="id134" presentation:style-name="a818" draw:name="Slide Number Placeholder 5" svg:x="0.19685in" svg:y="7.48031in" svg:width="0.59055in" svg:height="0.59055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5">
        <draw:page-thumbnail svg:x="1.21063in" svg:y="0.88858in" svg:width="5.84567in" svg:height="4.38425in" presentation:class="page" draw:id="id9" presentation:style-name="a819" draw:name="Slide Image Placeholder 1">
          <svg:title/>
          <svg:desc/>
        </draw:page-thumbnail>
        <draw:frame draw:id="id10" presentation:style-name="a822" draw:name="Notes Placeholder 2" svg:x="0.82677in" svg:y="5.55394in" svg:width="6.61378in" svg:height="5.26142in" presentation:class="notes" presentation:placeholder="false">
          <draw:text-box>
            <text:p text:style-name="a821" text:class-names="" text:cond-style-name=""><text:span text:style-name="a820" text:class-names=""/></text:p>
          </draw:text-box>
          <svg:title/>
          <svg:desc/>
        </draw:frame>
        <draw:frame draw:id="id11" presentation:style-name="a825" draw:name="Header Placeholder 3" svg:x="0in" svg:y="0in" svg:width="3.5878in" svg:height="0.58425in" presentation:class="header" presentation:placeholder="false">
          <draw:text-box>
            <text:p text:style-name="a824" text:class-names="" text:cond-style-name=""><text:span text:style-name="a823" text:class-names=""/></text:p>
          </draw:text-box>
          <svg:title/>
          <svg:desc/>
        </draw:frame>
        <draw:frame draw:id="id12" presentation:style-name="a828" draw:name="Date Placeholder 4" svg:x="4.67953in" svg:y="0in" svg:width="3.5878in" svg:height="0.58425in" presentation:class="date-time" presentation:placeholder="false">
          <draw:text-box>
            <text:p text:style-name="a827" text:class-names="" text:cond-style-name=""><text:span text:style-name="a826" text:class-names=""/></text:p>
          </draw:text-box>
          <svg:title/>
          <svg:desc/>
        </draw:frame>
        <draw:frame draw:id="id13" presentation:style-name="a831" draw:name="Footer Placeholder 5" svg:x="0in" svg:y="11.10827in" svg:width="3.5878in" svg:height="0.58425in" presentation:class="footer" presentation:placeholder="false">
          <draw:text-box>
            <text:p text:style-name="a830" text:class-names="" text:cond-style-name=""><text:span text:style-name="a829" text:class-names=""/></text:p>
          </draw:text-box>
          <svg:title/>
          <svg:desc/>
        </draw:frame>
        <draw:frame draw:id="id14" presentation:style-name="a834" draw:name="Slide Number Placeholder 6" svg:x="4.67953in" svg:y="11.10827in" svg:width="3.5878in" svg:height="0.58425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master-page>
    <style:master-page style:name="Master2-Layout3-secHead-Section-Header" style:page-layout-name="pageLayout1" draw:style-name="a836">
      <draw:custom-shape svg:x="0in" svg:y="3.44488in" svg:width="10.62992in" svg:height="1.37795in" draw:id="id135" draw:layer="Master2-bg" draw:style-name="a839" draw:name="Freeform: Shape 6">
        <svg:title/>
        <svg:desc/>
        <text:p text:style-name="a838" text:class-names="" text:cond-style-name=""><text:span text:style-name="a8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6" presentation:style-name="a843" draw:name="Title 1" svg:x="0.75174in" svg:y="2.06076in" svg:width="9.50868in" svg:height="3.43924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37" presentation:style-name="a847" draw:name="Text Placeholder 2" svg:x="0.75174in" svg:y="5.53299in" svg:width="9.50868in" svg:height="1.80729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draw:frame draw:id="id138" presentation:style-name="a850" draw:name="Date Placeholder 3" svg:x="8.26772in" svg:y="7.48031in" svg:width="2.55906in" svg:height="0.59055in" presentation:class="date-time" presentation:placeholder="false">
        <draw:text-box>
          <text:p text:style-name="a849" text:class-names="" text:cond-style-name=""><text:span text:style-name="a848" text:class-names=""/></text:p>
        </draw:text-box>
        <svg:title/>
        <svg:desc/>
      </draw:frame>
      <draw:frame draw:id="id139" presentation:style-name="a853" draw:name="Footer Placeholder 4" svg:x="1.1811in" svg:y="7.48031in" svg:width="3.54331in" svg:height="0.59055in" presentation:class="footer" presentation:placeholder="false">
        <draw:text-box>
          <text:p text:style-name="a852" text:class-names="" text:cond-style-name=""><text:span text:style-name="a851" text:class-names=""/></text:p>
        </draw:text-box>
        <svg:title/>
        <svg:desc/>
      </draw:frame>
      <draw:frame draw:id="id140" presentation:style-name="a857" draw:name="Slide Number Placeholder 5" svg:x="0.19685in" svg:y="7.48031in" svg:width="0.59055in" svg:height="0.59055in" presentation:class="page-number" presentation:placeholder="false">
        <draw:text-box>
          <text:p text:style-name="a856" text:class-names="" text:cond-style-name=""><text:span text:style-name="a854" text:class-names=""><text:page-number style:num-format="1" text:fixed="false"/></text:span><text:span text:style-name="a855" text:class-names=""/></text:p>
        </draw:text-box>
        <svg:title/>
        <svg:desc/>
      </draw:frame>
      <presentation:notes style:page-layout-name="pageLayout2" draw:style-name="a874">
        <draw:page-thumbnail svg:x="1.21063in" svg:y="0.88858in" svg:width="5.84567in" svg:height="4.38425in" presentation:class="page" draw:id="id9" presentation:style-name="a858" draw:name="Slide Image Placeholder 1">
          <svg:title/>
          <svg:desc/>
        </draw:page-thumbnail>
        <draw:frame draw:id="id10" presentation:style-name="a861" draw:name="Notes Placeholder 2" svg:x="0.82677in" svg:y="5.55394in" svg:width="6.61378in" svg:height="5.26142in" presentation:class="notes" presentation:placeholder="false">
          <draw:text-box>
            <text:p text:style-name="a860" text:class-names="" text:cond-style-name=""><text:span text:style-name="a859" text:class-names=""/></text:p>
          </draw:text-box>
          <svg:title/>
          <svg:desc/>
        </draw:frame>
        <draw:frame draw:id="id11" presentation:style-name="a864" draw:name="Header Placeholder 3" svg:x="0in" svg:y="0in" svg:width="3.5878in" svg:height="0.58425in" presentation:class="header" presentation:placeholder="false">
          <draw:text-box>
            <text:p text:style-name="a863" text:class-names="" text:cond-style-name=""><text:span text:style-name="a862" text:class-names=""/></text:p>
          </draw:text-box>
          <svg:title/>
          <svg:desc/>
        </draw:frame>
        <draw:frame draw:id="id12" presentation:style-name="a867" draw:name="Date Placeholder 4" svg:x="4.67953in" svg:y="0in" svg:width="3.5878in" svg:height="0.58425in" presentation:class="date-time" presentation:placeholder="false">
          <draw:text-box>
            <text:p text:style-name="a866" text:class-names="" text:cond-style-name=""><text:span text:style-name="a865" text:class-names=""/></text:p>
          </draw:text-box>
          <svg:title/>
          <svg:desc/>
        </draw:frame>
        <draw:frame draw:id="id13" presentation:style-name="a870" draw:name="Footer Placeholder 5" svg:x="0in" svg:y="11.10827in" svg:width="3.5878in" svg:height="0.58425in" presentation:class="footer" presentation:placeholder="false">
          <draw:text-box>
            <text:p text:style-name="a869" text:class-names="" text:cond-style-name=""><text:span text:style-name="a868" text:class-names=""/></text:p>
          </draw:text-box>
          <svg:title/>
          <svg:desc/>
        </draw:frame>
        <draw:frame draw:id="id14" presentation:style-name="a873" draw:name="Slide Number Placeholder 6" svg:x="4.67953in" svg:y="11.10827in" svg:width="3.5878in" svg:height="0.58425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2-Layout4-twoObj-Two-Content" style:page-layout-name="pageLayout1" draw:style-name="a875">
      <draw:custom-shape svg:x="0in" svg:y="3.44488in" svg:width="10.62992in" svg:height="1.37795in" draw:id="id141" draw:layer="Master2-bg" draw:style-name="a878" draw:name="Freeform: Shape 7">
        <svg:title/>
        <svg:desc/>
        <text:p text:style-name="a877" text:class-names="" text:cond-style-name=""><text:span text:style-name="a8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presentation:style-name="a882" draw:name="Title 1" svg:x="0.3937in" svg:y="3.64173in" svg:width="10.23622in" svg:height="0.98425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143" presentation:style-name="a898" draw:name="Content Placeholder 2" svg:x="0.59028in" svg:y="5.11806in" svg:width="4.93576in" svg:height="2.75521in" presentation:class="object" presentation:placeholder="false">
        <draw:text-box>
          <text:p text:style-name="a884" text:class-names="" text:cond-style-name=""><text:span text:style-name="a883" text:class-names="">Click to 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44" presentation:style-name="a914" draw:name="Content Placeholder 3" svg:x="5.69271in" svg:y="5.11806in" svg:width="4.9375in" svg:height="2.75521in" presentation:class="object"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45" presentation:style-name="a917" draw:name="Date Placeholder 4" svg:x="8.26772in" svg:y="7.48031in" svg:width="2.55906in" svg:height="0.59055in" presentation:class="date-time" presentation:placeholder="false">
        <draw:text-box>
          <text:p text:style-name="a916" text:class-names="" text:cond-style-name=""><text:span text:style-name="a915" text:class-names=""/></text:p>
        </draw:text-box>
        <svg:title/>
        <svg:desc/>
      </draw:frame>
      <draw:frame draw:id="id146" presentation:style-name="a920" draw:name="Footer Placeholder 5" svg:x="1.1811in" svg:y="7.48031in" svg:width="3.54331in" svg:height="0.59055in" presentation:class="footer" presentation:placeholder="false">
        <draw:text-box>
          <text:p text:style-name="a919" text:class-names="" text:cond-style-name=""><text:span text:style-name="a918" text:class-names=""/></text:p>
        </draw:text-box>
        <svg:title/>
        <svg:desc/>
      </draw:frame>
      <draw:frame draw:id="id147" presentation:style-name="a924" draw:name="Slide Number Placeholder 6" svg:x="0.19685in" svg:y="7.48031in" svg:width="0.59055in" svg:height="0.59055in" presentation:class="page-number" presentation:placeholder="false">
        <draw:text-box>
          <text:p text:style-name="a923" text:class-names="" text:cond-style-name=""><text:span text:style-name="a921" text:class-names=""><text:page-number style:num-format="1" text:fixed="false"/></text:span><text:span text:style-name="a922" text:class-names=""/></text:p>
        </draw:text-box>
        <svg:title/>
        <svg:desc/>
      </draw:frame>
      <presentation:notes style:page-layout-name="pageLayout2" draw:style-name="a941">
        <draw:page-thumbnail svg:x="1.21063in" svg:y="0.88858in" svg:width="5.84567in" svg:height="4.38425in" presentation:class="page" draw:id="id9" presentation:style-name="a925" draw:name="Slide Image Placeholder 1">
          <svg:title/>
          <svg:desc/>
        </draw:page-thumbnail>
        <draw:frame draw:id="id10" presentation:style-name="a928" draw:name="Notes Placeholder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1" presentation:style-name="a931" draw:name="Header Placeholder 3" svg:x="0in" svg:y="0in" svg:width="3.5878in" svg:height="0.58425in" presentation:class="header" presentation:placeholder="false">
          <draw:text-box>
            <text:p text:style-name="a930" text:class-names="" text:cond-style-name=""><text:span text:style-name="a929" text:class-names=""/></text:p>
          </draw:text-box>
          <svg:title/>
          <svg:desc/>
        </draw:frame>
        <draw:frame draw:id="id12" presentation:style-name="a934" draw:name="Date Placeholder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3" presentation:style-name="a937" draw:name="Footer Placeholder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4" presentation:style-name="a940" draw:name="Slide Number Placeholder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2-Layout5-twoTxTwoObj-Comparison" style:page-layout-name="pageLayout1" draw:style-name="a942">
      <draw:custom-shape svg:x="0in" svg:y="3.44488in" svg:width="10.62992in" svg:height="1.37795in" draw:id="id148" draw:layer="Master2-bg" draw:style-name="a945" draw:name="Freeform: Shape 9">
        <svg:title/>
        <svg:desc/>
        <text:p text:style-name="a944" text:class-names="" text:cond-style-name=""><text:span text:style-name="a9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9" presentation:style-name="a949" draw:name="Title 1" svg:x="0.75868in" svg:y="0.44097in" svg:width="9.50868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50" presentation:style-name="a953" draw:name="Text Placeholder 2" svg:x="0.75868in" svg:y="2.02604in" svg:width="4.66493in" svg:height="0.99306in" presentation:class="outline" presentation:placeholder="false">
        <draw:text-box>
          <text:list text:style-name="a952">
            <text:list-item>
              <text:p text:style-name="a951" text:class-names="" text:cond-style-name=""><text:span text:style-name="a950" text:class-names="">Click to edit Master text styles</text:span></text:p>
            </text:list-item>
          </text:list>
        </draw:text-box>
        <svg:title/>
        <svg:desc/>
      </draw:frame>
      <draw:frame draw:id="id151" presentation:style-name="a969" draw:name="Content Placeholder 3" svg:x="0.75868in" svg:y="3.0191in" svg:width="4.66493in" svg:height="4.44271in" presentation:class="object" presentation:placeholder="false">
        <draw:text-box>
          <text:p text:style-name="a955" text:class-names="" text:cond-style-name=""><text:span text:style-name="a954" text:class-names="">Click to edit Master text styles</text:span></text:p>
          <text:list text:style-name="a958">
            <text:list-item>
              <text:list text:style-name="a958">
                <text:list-item>
                  <text:p text:style-name="a957" text:class-names="" text:cond-style-name=""><text:span text:style-name="a956" text:class-names="">Second level</text:span></text:p>
                </text:list-item>
              </text:list>
            </text:list-item>
          </text:list>
          <text:list text:style-name="a961">
            <text:list-item>
              <text:list text:style-name="a961">
                <text:list-item>
                  <text:list text:style-name="a961">
                    <text:list-item>
                      <text:p text:style-name="a960" text:class-names="" text:cond-style-name=""><text:span text:style-name="a959" text:class-names="">Third le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Fourth level</text:span></text:p>
                        </text:list-item>
                      </text:list>
                    </text:list-item>
                  </text:list>
                </text:list-item>
              </text:list>
            </text:list-item>
          </text:list>
          <text:list text:style-name="a968">
            <text:list-item>
              <text:list text:style-name="a968">
                <text:list-item>
                  <text:list text:style-name="a968">
                    <text:list-item>
                      <text:list text:style-name="a968">
                        <text:list-item>
                          <text:list text:style-name="a968">
                            <text:list-item>
                              <text:p text:style-name="a967" text:class-names="" text:cond-style-name=""><text:span text:style-name="a965" text:class-names="">Fifth level</text:span><text:span text:style-name="a966" text:class-names=""/></text:p>
                            </text:list-item>
                          </text:list>
                        </text:list-item>
                      </text:list>
                    </text:list-item>
                  </text:list>
                </text:list-item>
              </text:list>
            </text:list-item>
          </text:list>
        </draw:text-box>
        <svg:title/>
        <svg:desc/>
      </draw:frame>
      <draw:frame draw:id="id152" presentation:style-name="a973" draw:name="Text Placeholder 4" svg:x="5.5816in" svg:y="2.02604in" svg:width="4.68576in" svg:height="0.99306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53" presentation:style-name="a989" draw:name="Content Placeholder 5" svg:x="5.5816in" svg:y="3.0191in" svg:width="4.68576in" svg:height="4.44271in" presentation:class="object" presentation:placeholder="false">
        <draw:text-box>
          <text:p text:style-name="a975" text:class-names="" text:cond-style-name=""><text:span text:style-name="a974" text:class-names="">Click to edit Master text styles</text:span></text:p>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Fifth level</text:span><text:span text:style-name="a986" text:class-names=""/></text:p>
                            </text:list-item>
                          </text:list>
                        </text:list-item>
                      </text:list>
                    </text:list-item>
                  </text:list>
                </text:list-item>
              </text:list>
            </text:list-item>
          </text:list>
        </draw:text-box>
        <svg:title/>
        <svg:desc/>
      </draw:frame>
      <draw:frame draw:id="id154" presentation:style-name="a992" draw:name="Date Placeholder 6" svg:x="8.26772in" svg:y="7.48031in" svg:width="2.55906in" svg:height="0.59055in" presentation:class="date-time" presentation:placeholder="false">
        <draw:text-box>
          <text:p text:style-name="a991" text:class-names="" text:cond-style-name=""><text:span text:style-name="a990" text:class-names=""/></text:p>
        </draw:text-box>
        <svg:title/>
        <svg:desc/>
      </draw:frame>
      <draw:frame draw:id="id155" presentation:style-name="a995" draw:name="Footer Placeholder 7" svg:x="1.1811in" svg:y="7.48031in" svg:width="3.54331in" svg:height="0.59055in" presentation:class="footer" presentation:placeholder="false">
        <draw:text-box>
          <text:p text:style-name="a994" text:class-names="" text:cond-style-name=""><text:span text:style-name="a993" text:class-names=""/></text:p>
        </draw:text-box>
        <svg:title/>
        <svg:desc/>
      </draw:frame>
      <draw:frame draw:id="id156" presentation:style-name="a999" draw:name="Slide Number Placeholder 8" svg:x="0.19685in" svg:y="7.48031in" svg:width="0.59055in" svg:height="0.59055in" presentation:class="page-number" presentation:placeholder="false">
        <draw:text-box>
          <text:p text:style-name="a998" text:class-names="" text:cond-style-name=""><text:span text:style-name="a996" text:class-names=""><text:page-number style:num-format="1" text:fixed="false"/></text:span><text:span text:style-name="a997" text:class-names=""/></text:p>
        </draw:text-box>
        <svg:title/>
        <svg:desc/>
      </draw:frame>
      <presentation:notes style:page-layout-name="pageLayout2" draw:style-name="a1016">
        <draw:page-thumbnail svg:x="1.21063in" svg:y="0.88858in" svg:width="5.84567in" svg:height="4.38425in" presentation:class="page" draw:id="id9" presentation:style-name="a1000" draw:name="Slide Image Placeholder 1">
          <svg:title/>
          <svg:desc/>
        </draw:page-thumbnail>
        <draw:frame draw:id="id10" presentation:style-name="a1003" draw:name="Notes Placeholder 2" svg:x="0.82677in" svg:y="5.55394in" svg:width="6.61378in" svg:height="5.26142in" presentation:class="notes" presentation:placeholder="false">
          <draw:text-box>
            <text:p text:style-name="a1002" text:class-names="" text:cond-style-name=""><text:span text:style-name="a1001" text:class-names=""/></text:p>
          </draw:text-box>
          <svg:title/>
          <svg:desc/>
        </draw:frame>
        <draw:frame draw:id="id11" presentation:style-name="a1006" draw:name="Header Placeholder 3" svg:x="0in" svg:y="0in" svg:width="3.5878in" svg:height="0.58425in" presentation:class="header" presentation:placeholder="false">
          <draw:text-box>
            <text:p text:style-name="a1005" text:class-names="" text:cond-style-name=""><text:span text:style-name="a1004" text:class-names=""/></text:p>
          </draw:text-box>
          <svg:title/>
          <svg:desc/>
        </draw:frame>
        <draw:frame draw:id="id12" presentation:style-name="a1009" draw:name="Date Placeholder 4" svg:x="4.67953in" svg:y="0in" svg:width="3.5878in" svg:height="0.58425in" presentation:class="date-time" presentation:placeholder="false">
          <draw:text-box>
            <text:p text:style-name="a1008" text:class-names="" text:cond-style-name=""><text:span text:style-name="a1007" text:class-names=""/></text:p>
          </draw:text-box>
          <svg:title/>
          <svg:desc/>
        </draw:frame>
        <draw:frame draw:id="id13" presentation:style-name="a1012" draw:name="Footer Placeholder 5" svg:x="0in" svg:y="11.10827in" svg:width="3.5878in" svg:height="0.58425in" presentation:class="footer" presentation:placeholder="false">
          <draw:text-box>
            <text:p text:style-name="a1011" text:class-names="" text:cond-style-name=""><text:span text:style-name="a1010" text:class-names=""/></text:p>
          </draw:text-box>
          <svg:title/>
          <svg:desc/>
        </draw:frame>
        <draw:frame draw:id="id14" presentation:style-name="a1015" draw:name="Slide Number Placeholder 6" svg:x="4.67953in" svg:y="11.10827in" svg:width="3.5878in" svg:height="0.5842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2-Layout6-titleOnly-Title-Only" style:page-layout-name="pageLayout1" draw:style-name="a1017">
      <draw:custom-shape svg:x="0in" svg:y="3.44488in" svg:width="10.62992in" svg:height="1.37795in" draw:id="id157" draw:layer="Master2-bg" draw:style-name="a1020" draw:name="Freeform: Shape 5">
        <svg:title/>
        <svg:desc/>
        <text:p text:style-name="a1019" text:class-names="" text:cond-style-name=""><text:span text:style-name="a10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8" presentation:style-name="a1024" draw:name="Title 1" svg:x="0.3937in" svg:y="3.64173in" svg:width="10.23622in" svg:height="0.98425in" presentation:class="title" presentation:placeholder="false">
        <draw:text-box>
          <text:p text:style-name="a1023" text:class-names="" text:cond-style-name=""><text:span text:style-name="a1021" text:class-names="">Click to edit Master title style</text:span><text:span text:style-name="a1022" text:class-names=""/></text:p>
        </draw:text-box>
        <svg:title/>
        <svg:desc/>
      </draw:frame>
      <draw:frame draw:id="id159" presentation:style-name="a1027" draw:name="Date Placeholder 2" svg:x="8.26772in" svg:y="7.48031in" svg:width="2.55906in" svg:height="0.59055in" presentation:class="date-time" presentation:placeholder="false">
        <draw:text-box>
          <text:p text:style-name="a1026" text:class-names="" text:cond-style-name=""><text:span text:style-name="a1025" text:class-names=""/></text:p>
        </draw:text-box>
        <svg:title/>
        <svg:desc/>
      </draw:frame>
      <draw:frame draw:id="id160" presentation:style-name="a1030" draw:name="Footer Placeholder 3" svg:x="1.1811in" svg:y="7.48031in" svg:width="3.54331in" svg:height="0.59055in" presentation:class="footer" presentation:placeholder="false">
        <draw:text-box>
          <text:p text:style-name="a1029" text:class-names="" text:cond-style-name=""><text:span text:style-name="a1028" text:class-names=""/></text:p>
        </draw:text-box>
        <svg:title/>
        <svg:desc/>
      </draw:frame>
      <draw:frame draw:id="id161" presentation:style-name="a1034" draw:name="Slide Number Placeholder 4" svg:x="0.19685in" svg:y="7.48031in" svg:width="0.59055in" svg:height="0.59055in" presentation:class="page-number" presentation:placeholder="false">
        <draw:text-box>
          <text:p text:style-name="a1033" text:class-names="" text:cond-style-name=""><text:span text:style-name="a1031" text:class-names=""><text:page-number style:num-format="1" text:fixed="false"/></text:span><text:span text:style-name="a1032" text:class-names=""/></text:p>
        </draw:text-box>
        <svg:title/>
        <svg:desc/>
      </draw:frame>
      <presentation:notes style:page-layout-name="pageLayout2" draw:style-name="a1051">
        <draw:page-thumbnail svg:x="1.21063in" svg:y="0.88858in" svg:width="5.84567in" svg:height="4.38425in" presentation:class="page" draw:id="id9" presentation:style-name="a1035" draw:name="Slide Image Placeholder 1">
          <svg:title/>
          <svg:desc/>
        </draw:page-thumbnail>
        <draw:frame draw:id="id10" presentation:style-name="a1038" draw:name="Notes Placeholder 2" svg:x="0.82677in" svg:y="5.55394in" svg:width="6.61378in" svg:height="5.26142in" presentation:class="notes" presentation:placeholder="false">
          <draw:text-box>
            <text:p text:style-name="a1037" text:class-names="" text:cond-style-name=""><text:span text:style-name="a1036" text:class-names=""/></text:p>
          </draw:text-box>
          <svg:title/>
          <svg:desc/>
        </draw:frame>
        <draw:frame draw:id="id11" presentation:style-name="a1041" draw:name="Header Placeholder 3" svg:x="0in" svg:y="0in" svg:width="3.5878in" svg:height="0.58425in" presentation:class="header" presentation:placeholder="false">
          <draw:text-box>
            <text:p text:style-name="a1040" text:class-names="" text:cond-style-name=""><text:span text:style-name="a1039" text:class-names=""/></text:p>
          </draw:text-box>
          <svg:title/>
          <svg:desc/>
        </draw:frame>
        <draw:frame draw:id="id12" presentation:style-name="a1044" draw:name="Date Placeholder 4" svg:x="4.67953in" svg:y="0in" svg:width="3.5878in" svg:height="0.58425in" presentation:class="date-time" presentation:placeholder="false">
          <draw:text-box>
            <text:p text:style-name="a1043" text:class-names="" text:cond-style-name=""><text:span text:style-name="a1042" text:class-names=""/></text:p>
          </draw:text-box>
          <svg:title/>
          <svg:desc/>
        </draw:frame>
        <draw:frame draw:id="id13" presentation:style-name="a1047" draw:name="Footer Placeholder 5" svg:x="0in" svg:y="11.10827in" svg:width="3.5878in" svg:height="0.58425in" presentation:class="footer" presentation:placeholder="false">
          <draw:text-box>
            <text:p text:style-name="a1046" text:class-names="" text:cond-style-name=""><text:span text:style-name="a1045" text:class-names=""/></text:p>
          </draw:text-box>
          <svg:title/>
          <svg:desc/>
        </draw:frame>
        <draw:frame draw:id="id14" presentation:style-name="a1050" draw:name="Slide Number Placeholder 6" svg:x="4.67953in" svg:y="11.10827in" svg:width="3.5878in" svg:height="0.58425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2-Layout7-blank-Blank" style:page-layout-name="pageLayout1" draw:style-name="a1052">
      <draw:custom-shape svg:x="0in" svg:y="3.44488in" svg:width="10.62992in" svg:height="1.37795in" draw:id="id162" draw:layer="Master2-bg" draw:style-name="a1055" draw:name="Freeform: Shape 4">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058" draw:name="Date Placeholder 1" svg:x="8.26772in" svg:y="7.48031in" svg:width="2.55906in" svg:height="0.59055in" presentation:class="date-time" presentation:placeholder="false">
        <draw:text-box>
          <text:p text:style-name="a1057" text:class-names="" text:cond-style-name=""><text:span text:style-name="a1056" text:class-names=""/></text:p>
        </draw:text-box>
        <svg:title/>
        <svg:desc/>
      </draw:frame>
      <draw:frame draw:id="id164" presentation:style-name="a1061" draw:name="Footer Placeholder 2" svg:x="1.1811in" svg:y="7.48031in" svg:width="3.54331in" svg:height="0.59055in" presentation:class="footer" presentation:placeholder="false">
        <draw:text-box>
          <text:p text:style-name="a1060" text:class-names="" text:cond-style-name=""><text:span text:style-name="a1059" text:class-names=""/></text:p>
        </draw:text-box>
        <svg:title/>
        <svg:desc/>
      </draw:frame>
      <draw:frame draw:id="id165" presentation:style-name="a1065" draw:name="Slide Number Placeholder 3" svg:x="0.19685in" svg:y="7.48031in" svg:width="0.59055in" svg:height="0.59055in" presentation:class="page-number" presentation:placeholder="false">
        <draw:text-box>
          <text:p text:style-name="a1064" text:class-names="" text:cond-style-name=""><text:span text:style-name="a1062" text:class-names=""><text:page-number style:num-format="1" text:fixed="false"/></text:span><text:span text:style-name="a1063" text:class-names=""/></text:p>
        </draw:text-box>
        <svg:title/>
        <svg:desc/>
      </draw:frame>
      <presentation:notes style:page-layout-name="pageLayout2" draw:style-name="a1082">
        <draw:page-thumbnail svg:x="1.21063in" svg:y="0.88858in" svg:width="5.84567in" svg:height="4.38425in" presentation:class="page" draw:id="id9" presentation:style-name="a1066" draw:name="Slide Image Placeholder 1">
          <svg:title/>
          <svg:desc/>
        </draw:page-thumbnail>
        <draw:frame draw:id="id10" presentation:style-name="a1069" draw:name="Notes Placeholder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1" presentation:style-name="a1072" draw:name="Header Placeholder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2" presentation:style-name="a1075" draw:name="Date Placeholder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3" presentation:style-name="a1078" draw:name="Footer Placeholder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4" presentation:style-name="a1081" draw:name="Slide Number Placeholder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8-objTx-Content-with-Caption" style:page-layout-name="pageLayout1" draw:style-name="a1083">
      <draw:custom-shape svg:x="0in" svg:y="3.44488in" svg:width="10.62992in" svg:height="1.37795in" draw:id="id166" draw:layer="Master2-bg" draw:style-name="a1086" draw:name="Freeform: Shape 7">
        <svg:title/>
        <svg:desc/>
        <text:p text:style-name="a1085" text:class-names="" text:cond-style-name=""><text:span text:style-name="a10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7" presentation:style-name="a1090" draw:name="Title 1" svg:x="0.75868in" svg:y="0.55035in" svg:width="3.55556in" svg:height="1.93056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168" presentation:style-name="a1106" draw:name="Content Placeholder 2" svg:x="4.6875in" svg:y="1.19097in" svg:width="5.57986in" svg:height="5.875in" presentation:class="object" presentation:placeholder="false">
        <draw:text-box>
          <text:p text:style-name="a1092" text:class-names="" text:cond-style-name=""><text:span text:style-name="a1091" text:class-names="">Click to edit Master text styles</text:span></text:p>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Fifth level</text:span><text:span text:style-name="a1103" text:class-names=""/></text:p>
                            </text:list-item>
                          </text:list>
                        </text:list-item>
                      </text:list>
                    </text:list-item>
                  </text:list>
                </text:list-item>
              </text:list>
            </text:list-item>
          </text:list>
        </draw:text-box>
        <svg:title/>
        <svg:desc/>
      </draw:frame>
      <draw:frame draw:id="id169" presentation:style-name="a1110" draw:name="Text Placeholder 3" svg:x="0.75868in" svg:y="2.4809in" svg:width="3.55556in" svg:height="4.59375in" presentation:class="outline" presentation:placeholder="false">
        <draw:text-box>
          <text:list text:style-name="a1109">
            <text:list-item>
              <text:p text:style-name="a1108" text:class-names="" text:cond-style-name=""><text:span text:style-name="a1107" text:class-names="">Click to edit Master text styles</text:span></text:p>
            </text:list-item>
          </text:list>
        </draw:text-box>
        <svg:title/>
        <svg:desc/>
      </draw:frame>
      <draw:frame draw:id="id170" presentation:style-name="a1113" draw:name="Date Placeholder 4" svg:x="8.26772in" svg:y="7.48031in" svg:width="2.55906in" svg:height="0.59055in" presentation:class="date-time" presentation:placeholder="false">
        <draw:text-box>
          <text:p text:style-name="a1112" text:class-names="" text:cond-style-name=""><text:span text:style-name="a1111" text:class-names=""/></text:p>
        </draw:text-box>
        <svg:title/>
        <svg:desc/>
      </draw:frame>
      <draw:frame draw:id="id171" presentation:style-name="a1116" draw:name="Footer Placeholder 5" svg:x="1.1811in" svg:y="7.48031in" svg:width="3.54331in" svg:height="0.59055in" presentation:class="footer" presentation:placeholder="false">
        <draw:text-box>
          <text:p text:style-name="a1115" text:class-names="" text:cond-style-name=""><text:span text:style-name="a1114" text:class-names=""/></text:p>
        </draw:text-box>
        <svg:title/>
        <svg:desc/>
      </draw:frame>
      <draw:frame draw:id="id172" presentation:style-name="a1120" draw:name="Slide Number Placeholder 6" svg:x="0.19685in" svg:y="7.48031in" svg:width="0.59055in" svg:height="0.59055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9" presentation:style-name="a1121" draw:name="Slide Image Placeholder 1">
          <svg:title/>
          <svg:desc/>
        </draw:page-thumbnail>
        <draw:frame draw:id="id10" presentation:style-name="a1124" draw:name="Notes Placehold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Header Placehold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Date Placehold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Footer Placehold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Slide Number Placehold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master-page style:name="Master2-Layout9-picTx-Picture-with-Caption" style:page-layout-name="pageLayout1" draw:style-name="a1138">
      <draw:custom-shape svg:x="0in" svg:y="3.44488in" svg:width="10.62992in" svg:height="1.37795in" draw:id="id173" draw:layer="Master2-bg" draw:style-name="a1141" draw:name="Freeform: Shape 7">
        <svg:title/>
        <svg:desc/>
        <text:p text:style-name="a1140" text:class-names="" text:cond-style-name=""><text:span text:style-name="a1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4" presentation:style-name="a1145" draw:name="Title 1" svg:x="0.75868in" svg:y="0.55035in" svg:width="3.55556in" svg:height="1.93056in" presentation:class="title" presentation:placeholder="false">
        <draw:text-box>
          <text:p text:style-name="a1144" text:class-names="" text:cond-style-name=""><text:span text:style-name="a1142" text:class-names="">Click to edit Master title style</text:span><text:span text:style-name="a1143" text:class-names=""/></text:p>
        </draw:text-box>
        <svg:title/>
        <svg:desc/>
      </draw:frame>
      <draw:frame draw:id="id175" presentation:style-name="a1148" draw:name="Picture Placeholder 2" svg:x="4.6875in" svg:y="1.19097in" svg:width="5.57986in" svg:height="5.875in" presentation:class="graphic" presentation:placeholder="false">
        <draw:text-box>
          <text:p text:style-name="a1147" text:class-names="" text:cond-style-name=""><text:span text:style-name="a1146" text:class-names=""/></text:p>
        </draw:text-box>
        <svg:title/>
        <svg:desc/>
      </draw:frame>
      <draw:frame draw:id="id176" presentation:style-name="a1152" draw:name="Text Placeholder 3" svg:x="0.75868in" svg:y="2.4809in" svg:width="3.55556in" svg:height="4.59375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177" presentation:style-name="a1155" draw:name="Date Placeholder 4" svg:x="8.26772in" svg:y="7.48031in" svg:width="2.55906in" svg:height="0.59055in" presentation:class="date-time" presentation:placeholder="false">
        <draw:text-box>
          <text:p text:style-name="a1154" text:class-names="" text:cond-style-name=""><text:span text:style-name="a1153" text:class-names=""/></text:p>
        </draw:text-box>
        <svg:title/>
        <svg:desc/>
      </draw:frame>
      <draw:frame draw:id="id178" presentation:style-name="a1158" draw:name="Footer Placeholder 5" svg:x="1.1811in" svg:y="7.48031in" svg:width="3.54331in" svg:height="0.59055in" presentation:class="footer" presentation:placeholder="false">
        <draw:text-box>
          <text:p text:style-name="a1157" text:class-names="" text:cond-style-name=""><text:span text:style-name="a1156" text:class-names=""/></text:p>
        </draw:text-box>
        <svg:title/>
        <svg:desc/>
      </draw:frame>
      <draw:frame draw:id="id179" presentation:style-name="a1162" draw:name="Slide Number Placeholder 6" svg:x="0.19685in" svg:y="7.48031in" svg:width="0.59055in" svg:height="0.59055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9" presentation:style-name="a1163" draw:name="Slide Image Placeholder 1">
          <svg:title/>
          <svg:desc/>
        </draw:page-thumbnail>
        <draw:frame draw:id="id10" presentation:style-name="a1166" draw:name="Notes Placeholder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11" presentation:style-name="a1169" draw:name="Header Placeholder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12" presentation:style-name="a1172" draw:name="Date Placeholder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3" presentation:style-name="a1175" draw:name="Footer Placeholder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4" presentation:style-name="a1178" draw:name="Slide Number Placeholder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0-vertTx-Title-and-Vertical-Text" style:page-layout-name="pageLayout1" draw:style-name="a1180">
      <draw:custom-shape svg:x="0in" svg:y="3.44488in" svg:width="10.62992in" svg:height="1.37795in" draw:id="id180" draw:layer="Master2-bg" draw:style-name="a1183" draw:name="Freeform: Shape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1" presentation:style-name="a1187" draw:name="Title 1" svg:x="0.3937in" svg:y="3.64173in" svg:width="10.23622in" svg:height="0.98425in" presentation:class="title" presentation:placeholder="false">
        <draw:text-box>
          <text:p text:style-name="a1186" text:class-names="" text:cond-style-name=""><text:span text:style-name="a1184" text:class-names="">Click to edit Master title style</text:span><text:span text:style-name="a1185" text:class-names=""/></text:p>
        </draw:text-box>
        <svg:title/>
        <svg:desc/>
      </draw:frame>
      <draw:frame draw:id="id182" presentation:style-name="a1204" draw:name="Vertical Text Placeholder 2" svg:x="0.59055in" svg:y="5.11811in" svg:width="10.03937in" svg:height="2.75591in" presentation:class="outline" presentation:placeholder="false">
        <draw:text-box>
          <text:list text:style-name="a1190">
            <text:list-item>
              <text:p text:style-name="a1189" text:class-names="" text:cond-style-name=""><text:span text:style-name="a1188" text:class-names="">Click to 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Fifth level</text:span><text:span text:style-name="a1201" text:class-names=""/></text:p>
                            </text:list-item>
                          </text:list>
                        </text:list-item>
                      </text:list>
                    </text:list-item>
                  </text:list>
                </text:list-item>
              </text:list>
            </text:list-item>
          </text:list>
        </draw:text-box>
        <svg:title/>
        <svg:desc/>
      </draw:frame>
      <draw:frame draw:id="id183" presentation:style-name="a1207" draw:name="Date Placeholder 3" svg:x="8.26772in" svg:y="7.48031in" svg:width="2.55906in" svg:height="0.59055in" presentation:class="date-time" presentation:placeholder="false">
        <draw:text-box>
          <text:p text:style-name="a1206" text:class-names="" text:cond-style-name=""><text:span text:style-name="a1205" text:class-names=""/></text:p>
        </draw:text-box>
        <svg:title/>
        <svg:desc/>
      </draw:frame>
      <draw:frame draw:id="id184" presentation:style-name="a1210" draw:name="Footer Placeholder 4" svg:x="1.1811in" svg:y="7.48031in" svg:width="3.54331in" svg:height="0.59055in" presentation:class="footer" presentation:placeholder="false">
        <draw:text-box>
          <text:p text:style-name="a1209" text:class-names="" text:cond-style-name=""><text:span text:style-name="a1208" text:class-names=""/></text:p>
        </draw:text-box>
        <svg:title/>
        <svg:desc/>
      </draw:frame>
      <draw:frame draw:id="id185" presentation:style-name="a1214" draw:name="Slide Number Placeholder 5" svg:x="0.19685in" svg:y="7.48031in" svg:width="0.59055in" svg:height="0.59055in" presentation:class="page-number" presentation:placeholder="false">
        <draw:text-box>
          <text:p text:style-name="a1213" text:class-names="" text:cond-style-name=""><text:span text:style-name="a1211" text:class-names=""><text:page-number style:num-format="1" text:fixed="false"/></text:span><text:span text:style-name="a1212" text:class-names=""/></text:p>
        </draw:text-box>
        <svg:title/>
        <svg:desc/>
      </draw:frame>
      <presentation:notes style:page-layout-name="pageLayout2" draw:style-name="a1231">
        <draw:page-thumbnail svg:x="1.21063in" svg:y="0.88858in" svg:width="5.84567in" svg:height="4.38425in" presentation:class="page" draw:id="id9" presentation:style-name="a1215" draw:name="Slide Image Placeholder 1">
          <svg:title/>
          <svg:desc/>
        </draw:page-thumbnail>
        <draw:frame draw:id="id10" presentation:style-name="a1218" draw:name="Notes Placeholder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11" presentation:style-name="a1221" draw:name="Header Placeholder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12" presentation:style-name="a1224" draw:name="Date Placeholder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13" presentation:style-name="a1227" draw:name="Footer Placeholder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4" presentation:style-name="a1230" draw:name="Slide Number Placeholder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2-Layout11-vertTitleAndTx-Vertical-Title-and-Text" style:page-layout-name="pageLayout1" draw:style-name="a1232">
      <draw:custom-shape svg:x="0in" svg:y="3.44488in" svg:width="10.62992in" svg:height="1.37795in" draw:id="id186" draw:layer="Master2-bg" draw:style-name="a1235" draw:name="Freeform: Shape 6">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64236in" svg:width="2.55903in" svg:height="4.2309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64236in" svg:width="7.51042in" svg:height="4.2309in" presentation:class="outline" presentation:placeholder="false">
        <draw:text-box>
          <text:list text:style-name="a1242">
            <text:list-item>
              <text:p text:style-name="a1241" text:class-names="" text:cond-style-name=""><text:span text:style-name="a1240" text:class-names="">Click to 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8.26772in" svg:y="7.48031in" svg:width="2.55906in" svg:height="0.59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1.1811in" svg:y="7.48031in" svg:width="3.54331in" svg:height="0.59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0.19685in" svg:y="7.48031in" svg:width="0.59055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1.21063in" svg:y="0.88858in" svg:width="5.84567in" svg:height="4.38425in" presentation:class="page" draw:id="id9" presentation:style-name="a1267" draw:name="Slide Image Placeholder 1">
          <svg:title/>
          <svg:desc/>
        </draw:page-thumbnail>
        <draw:frame draw:id="id10" presentation:style-name="a1270" draw:name="Notes Placeholder 2" svg:x="0.82677in" svg:y="5.55394in" svg:width="6.61378in" svg:height="5.26142in" presentation:class="notes" presentation:placeholder="false">
          <draw:text-box>
            <text:p text:style-name="a1269" text:class-names="" text:cond-style-name=""><text:span text:style-name="a1268" text:class-names=""/></text:p>
          </draw:text-box>
          <svg:title/>
          <svg:desc/>
        </draw:frame>
        <draw:frame draw:id="id11"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2"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3"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4"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handout-master style:page-layout-name="pageLayout3" draw:style-name="a1284">
      <draw:frame draw:id="id192" presentation:style-name="a1287" draw:name="Header Placeholder 1" svg:x="0in" svg:y="0in" svg:width="3.5878in" svg:height="0.58425in" presentation:class="header" presentation:placeholder="false">
        <draw:text-box>
          <text:p text:style-name="a1286" text:class-names="" text:cond-style-name=""><text:span text:style-name="a1285" text:class-names=""/></text:p>
        </draw:text-box>
        <svg:title/>
        <svg:desc/>
      </draw:frame>
      <draw:frame draw:id="id193" presentation:style-name="a1290" draw:name="Date Placeholder 2"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94" presentation:style-name="a1293" draw:name="Footer Placeholder 3"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95" presentation:style-name="a1296" draw:name="Slide Number Placeholder 4"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izarin</dc:title>
    <meta:initial-creator>kumenthula shivani</meta:initial-creator>
    <dc:creator>919347339145</dc:creator>
    <meta:creation-date>2023-05-14T22:21:02Z</meta:creation-date>
    <dc:date>2023-05-24T13:25:09Z</dc:date>
    <meta:editing-cycles>5</meta:editing-cycles>
    <meta:editing-duration>PT2035S</meta:editing-duration>
    <meta:document-statistic meta:paragraph-count="54" meta:word-count="868"/>
  </office:meta>
</office:document-meta>
</file>